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" manifest:version="1.3" manifest:media-type="application/vnd.oasis.opendocument.formula"/>
  <manifest:file-entry manifest:full-path="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4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8" manifest:media-type=""/>
  <manifest:file-entry manifest:full-path="ObjectReplacements/Object 3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" manifest:media-type="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4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4" manifest:media-type="application/vnd.oasis.opendocument.formula"/>
  <manifest:file-entry manifest:full-path="style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4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4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4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4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4" manifest:media-type="application/vnd.oasis.opendocument.formula"/>
  <manifest:file-entry manifest:full-path="meta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4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4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" manifest:version="1.4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4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4" manifest:media-type="application/vnd.oasis.opendocument.formula"/>
  <manifest:file-entry manifest:full-path="content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4" manifest:media-type="application/vnd.oasis.opendocument.formula"/>
  <manifest:file-entry manifest:full-path="Thumbnails/thumbnail.png" manifest:media-type="image/png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4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4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4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81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628cm" loext:decorative="false"/>
      <style:paragraph-properties style:writing-mode="lr-tb"/>
    </style:style>
    <style:style style:name="gr7" style:family="graphic" style:parent-style-name="objectwithoutfill">
      <style:graphic-properties svg:stroke-color="#000000" draw:fill="none" draw:textarea-vertical-align="middle" loext:decorative="false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color="#000000" draw:textarea-horizontal-align="center" draw:textarea-vertical-align="middle" draw:ole-draw-aspect="1" style:protect="size" loext:decorative="false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5cm" fo:min-width="0.375cm" loext:decorative="false"/>
    </style:style>
    <style:style style:name="gr11" style:family="graphic" style:parent-style-name="standard">
      <style:graphic-properties svg:stroke-width="0cm" svg:stroke-color="#000000" draw:marker-start-width="0.2cm" draw:marker-end-width="0.2cm" draw:fill="gradient" draw:fill-gradient-name="Gradient_20_2" draw:gradient-step-count="0" draw:textarea-horizontal-align="justify" draw:textarea-vertical-align="middle" draw:auto-grow-height="false" fo:min-height="1.9cm" fo:min-width="11.65cm" fo:padding-top="0.125cm" fo:padding-bottom="0.125cm" fo:padding-left="0.25cm" fo:padding-right="0.25cm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0" style:family="graphic" style:parent-style-name="standard">
      <style:graphic-properties svg:stroke-color="#000000" draw:marker-start="Arrow" draw:marker-start-width="0.3cm" draw:textarea-vertical-align="middle" loext:decorative="false"/>
    </style:style>
    <style:style style:name="gr21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8cm" fo:padding-top="0.225cm" fo:padding-bottom="0.225cm" fo:padding-left="0.35cm" fo:padding-right="0.35cm" loext:decorative="false"/>
    </style:style>
    <style:style style:name="gr22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9cm" fo:padding-top="0.225cm" fo:padding-bottom="0.225cm" fo:padding-left="0.35cm" fo:padding-right="0.35cm" loext:decorative="false"/>
    </style:style>
    <style:style style:name="gr23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693cm" fo:padding-top="0.225cm" fo:padding-bottom="0.225cm" fo:padding-left="0.35cm" fo:padding-right="0.35cm" loext:decorative="false"/>
    </style:style>
    <style:style style:name="gr24" style:family="graphic" style:parent-style-name="standard">
      <style:graphic-properties svg:stroke-color="#000000" draw:textarea-horizontal-align="justify" draw:textarea-vertical-align="middle" draw:auto-grow-height="false" fo:min-height="0cm" fo:min-width="0cm" fo:wrap-option="wrap" loext:decorative="false"/>
    </style:style>
    <style:style style:name="gr25" style:family="graphic" style:parent-style-name="standard">
      <style:graphic-properties svg:stroke-color="#000000" draw:fill="solid" draw:fill-color="#ff4000" draw:textarea-horizontal-align="justify" draw:textarea-vertical-align="middle" draw:auto-grow-height="false" fo:min-height="0cm" fo:min-width="0cm" fo:wrap-option="wrap" loext:decorative="false"/>
    </style:style>
    <style:style style:name="gr26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0.086cm" fo:min-width="0cm" loext:decorative="false"/>
    </style:style>
    <style:style style:name="gr27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728cm" fo:padding-top="0.225cm" fo:padding-bottom="0.225cm" fo:padding-left="0.35cm" fo:padding-right="0.35cm" loext:decorative="false"/>
    </style:style>
    <style:style style:name="gr28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29" style:family="graphic" style:parent-style-name="standard">
      <style:graphic-properties svg:stroke-width="0cm" svg:stroke-color="#000000" draw:marker-start-width="0.2cm" draw:marker-end-width="0.2cm" draw:fill="gradient" draw:fill-gradient-name="Gradient_20_2" draw:gradient-step-count="0" draw:textarea-horizontal-align="justify" draw:textarea-vertical-align="middle" draw:auto-grow-height="false" fo:min-height="2cm" fo:min-width="11.75cm" fo:padding-top="0.125cm" fo:padding-bottom="0.125cm" fo:padding-left="0.25cm" fo:padding-right="0.25cm" loext:decorative="false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3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0.704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0.743cm" loext:decorative="false"/>
      <style:paragraph-properties style:writing-mode="lr-tb"/>
    </style:style>
    <style:style style:name="gr36" style:family="graphic" style:parent-style-name="objectwithoutfill">
      <style:graphic-properties svg:stroke-color="#ff4000" draw:marker-end="Arrow" draw:marker-end-width="0.3cm" draw:fill="none" draw:textarea-vertical-align="middle" loext:decorative="fals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in-height="0.656cm" loext:decorative="false"/>
      <style:paragraph-properties style:writing-mode="lr-tb"/>
    </style:style>
    <style:style style:name="gr38" style:family="graphic" style:parent-style-name="standard">
      <style:graphic-properties svg:stroke-color="#000000" draw:marker-start="Arrow" draw:marker-start-width="0.3cm" draw:textarea-horizontal-align="center" draw:textarea-vertical-align="middle" loext:decorative="fals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2.699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in-height="0.804cm" loext:decorative="false"/>
      <style:paragraph-properties style:writing-mode="lr-tb"/>
    </style:style>
    <style:style style:name="gr41" style:family="graphic" style:parent-style-name="standard">
      <style:graphic-properties svg:stroke-color="#000000" draw:marker-start="Arrow" draw:marker-start-width="0.3cm" draw:marker-end="Arrow" draw:marker-end-width="0.3cm" draw:textarea-vertical-align="middle" loext:decorative="false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3" style:family="graphic" style:parent-style-name="Object_20_with_20_no_20_fill_20_and_20_no_20_line">
      <style:graphic-properties draw:stroke="solid" svg:stroke-color="#000000" draw:textarea-horizontal-align="center" draw:textarea-vertical-align="middle" draw:ole-draw-aspect="1" style:protect="size" loext:decorative="false"/>
    </style:style>
    <style:style style:name="gr44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1.75cm" fo:min-width="3cm" draw:shadow-opacity="0%" loext:decorative="false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77cm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77cm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77cm" loext:decorative="false"/>
      <style:paragraph-properties style:writing-mode="lr-tb"/>
    </style:style>
    <style:style style:name="gr55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2.25cm" fo:min-width="4.55cm" draw:shadow-opacity="0%" loext:decorative="false"/>
    </style:style>
    <style:style style:name="gr56" style:family="graphic" style:parent-style-name="standard">
      <style:graphic-properties draw:stroke="dash" draw:stroke-dash="Dash" svg:stroke-color="#000000" draw:opacity="0%" draw:textarea-horizontal-align="justify" draw:textarea-vertical-align="middle" draw:auto-grow-height="false" fo:min-height="2.3cm" fo:min-width="1.027cm" draw:shadow-opacity="0%" loext:decorative="false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63" style:family="graphic" style:parent-style-name="objectwithoutfill">
      <style:graphic-properties svg:stroke-color="#ff0000" draw:fill="none" draw:fill-color="#ff0000" draw:textarea-vertical-align="middle" loext:decorative="false"/>
    </style:style>
    <style:style style:name="gr64" style:family="graphic" style:parent-style-name="objectwithoutfill">
      <style:graphic-properties svg:stroke-color="#ff0000" draw:fill="none" draw:textarea-vertical-align="middle" loext:decorative="false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65cm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65cm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6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loext:tab-stop-distance="0cm">
        <style:tab-stops/>
      </style:paragraph-properties>
    </style:style>
    <style:style style:name="P3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8pt"/>
    </style:style>
    <style:style style:name="P4" style:family="paragraph">
      <style:paragraph-properties fo:text-align="justify" fo:text-align-last="center" loext:tab-stop-distance="0cm">
        <style:tab-stops/>
      </style:paragraph-properties>
    </style:style>
    <style:style style:name="P5" style:family="paragraph">
      <loext:graphic-properties draw:fill="none" draw:fill-color="#ffffff"/>
      <style:paragraph-properties fo:text-align="justify" fo:text-align-last="center" loext:tab-stop-distance="0cm">
        <style:tab-stops/>
      </style:paragraph-properties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6pt"/>
    </style:style>
    <style:style style:name="P8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6pt" style:font-size-asian="16pt"/>
    </style:style>
    <style:style style:name="P9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6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="gradient" draw:fill-gradient-name="Gradient_20_2" draw:gradient-step-count="0"/>
      <style:paragraph-properties fo:text-align="center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8pt"/>
    </style:style>
    <style:style style:name="P14" style:family="paragraph">
      <loext:graphic-properties draw:fill="solid" draw:fill-color="#ff4000"/>
      <style:paragraph-properties fo:text-align="center"/>
    </style:style>
    <style:style style:name="P15" style:family="paragraph">
      <loext:graphic-properties draw:fill="solid" draw:fill-color="#ffff00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color="#ff4000" loext:opacity="100%" fo:font-size="12pt"/>
    </style:style>
    <style:style style:name="P17" style:family="paragraph">
      <loext:graphic-properties draw:opacity="0%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justify" fo:text-indent="0cm" loext:tab-stop-distance="0cm">
        <style:tab-stops/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loext:tab-stop-distance="0cm">
        <style:tab-stops/>
      </style:paragraph-properties>
      <style:text-properties fo:font-size="15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2pt" fo:font-style="italic"/>
    </style:style>
    <style:style style:name="P21" style:family="paragraph">
      <loext:graphic-properties draw:fill="none" draw:fill-color="#ff0000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style:text-position="sub 58%" fo:font-size="18pt"/>
    </style:style>
    <style:style style:name="T3" style:family="text">
      <style:text-properties style:text-position="0% 100%" fo:font-size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6pt"/>
    </style:style>
    <style:style style:name="T8" style:family="text">
      <style:text-properties style:text-position="super 58%" fo:font-size="16pt"/>
    </style:style>
    <style:style style:name="T9" style:family="text">
      <style:text-properties style:font-name="Liberation Sans" fo:font-size="16pt" style:font-name-asian="Liberation Sans" style:font-size-asian="16pt" style:font-name-complex="Liberation Sans"/>
    </style:style>
    <style:style style:name="T10" style:family="text">
      <style:text-properties style:text-position="super 58%" style:font-name="Liberation Sans" fo:font-size="16pt" style:font-name-asian="Liberation Sans" style:font-size-asian="16pt" style:font-name-complex="Liberation Sans"/>
    </style:style>
    <style:style style:name="T11" style:family="text">
      <style:text-properties style:font-name="Liberation Sans1" fo:font-size="16pt" style:font-name-asian="Liberation Sans" style:font-size-asian="16pt" style:font-name-complex="Liberation Sans"/>
    </style:style>
    <style:style style:name="T12" style:family="text">
      <style:text-properties style:font-name="Liberation Sans" fo:font-size="16pt" style:font-name-asian="Liberation Sans" style:font-name-complex="Liberation Sans"/>
    </style:style>
    <style:style style:name="T13" style:family="text">
      <style:text-properties style:text-position="sub 58%" fo:font-size="16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Liberation Serif" fo:font-size="18pt" style:font-name-asian="Liberation Serif" style:font-name-complex="Liberation Serif"/>
    </style:style>
    <style:style style:name="T16" style:family="text">
      <style:text-properties style:text-position="sub 58%" style:font-name="Liberation Serif" fo:font-size="18pt" style:font-name-asian="Liberation Serif" style:font-name-complex="Liberation Serif"/>
    </style:style>
    <style:style style:name="T17" style:family="text">
      <style:text-properties fo:color="#ff4000" loext:opacity="100%" fo:font-size="12pt"/>
    </style:style>
    <style:style style:name="T18" style:family="text">
      <style:text-properties style:text-position="0% 100%" style:font-name="Liberation Serif" fo:font-size="18pt" style:font-name-asian="Liberation Serif" style:font-name-complex="Liberation Serif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italic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2pt" fo:font-style="italic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5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5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5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25cm" svg:y1="2.106cm" svg:x2="8.036cm" svg:y2="2.106cm">
          <text:p/>
        </draw:line>
        <draw:line draw:style-name="gr1" draw:text-style-name="P1" draw:layer="layout" svg:x1="6.25cm" svg:y1="2.688cm" svg:x2="8.036cm" svg:y2="2.688cm">
          <text:p/>
        </draw:line>
        <draw:line draw:style-name="gr1" draw:text-style-name="P1" draw:layer="layout" svg:x1="6.25cm" svg:y1="4.118cm" svg:x2="8.036cm" svg:y2="4.118cm">
          <text:p/>
        </draw:line>
        <draw:line draw:style-name="gr1" draw:text-style-name="P1" draw:layer="layout" svg:x1="6.25cm" svg:y1="3.438cm" svg:x2="8.036cm" svg:y2="3.438cm">
          <text:p/>
        </draw:line>
        <draw:line draw:style-name="gr1" draw:text-style-name="P1" draw:layer="layout" svg:x1="20.75cm" svg:y1="2.176cm" svg:x2="22.536cm" svg:y2="2.176cm">
          <text:p/>
        </draw:line>
        <draw:line draw:style-name="gr1" draw:text-style-name="P1" draw:layer="layout" svg:x1="20.75cm" svg:y1="2.758cm" svg:x2="22.536cm" svg:y2="2.758cm">
          <text:p/>
        </draw:line>
        <draw:line draw:style-name="gr2" draw:text-style-name="P1" draw:layer="layout" svg:x1="20.5cm" svg:y1="4.25cm" svg:x2="24.75cm" svg:y2="4.25cm">
          <text:p/>
        </draw:line>
        <draw:line draw:style-name="gr1" draw:text-style-name="P1" draw:layer="layout" svg:x1="20.75cm" svg:y1="3.508cm" svg:x2="22.536cm" svg:y2="3.508cm">
          <text:p/>
        </draw:line>
        <draw:frame draw:style-name="gr3" draw:text-style-name="P3" draw:layer="layout" svg:width="2.75cm" svg:height="1.062cm" svg:x="3.5cm" svg:y="2.25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2.75cm" svg:height="1cm" svg:x="3.75cm" svg:y="3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2cm" svg:y="2.226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2.75cm" svg:y="2.938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frame draw:style-name="gr6" draw:text-style-name="P7" draw:layer="layout" svg:width="9.5cm" svg:height="0.878cm" svg:x="14.997cm" svg:y="17.577cm">
          <draw:text-box>
            <text:p text:style-name="P6"><text:span text:style-name="T4">k [W/mK], <text:s text:c="2"/>c</text:span><text:span text:style-name="T5">p</text:span><text:span text:style-name="T4"> [J/kgK], <text:s text:c="2"/></text:span><text:span text:style-name="T6">ρ</text:span><text:span text:style-name="T7"> [kg/m</text:span><text:span text:style-name="T8">3</text:span><text:span text:style-name="T7">]</text:span></text:p>
          </draw:text-box>
        </draw:frame>
        <draw:frame draw:style-name="gr5" draw:text-style-name="P8" draw:layer="layout" svg:width="3.25cm" svg:height="0.962cm" svg:x="7cm" svg:y="17.615cm">
          <draw:text-box>
            <text:p text:style-name="P2"><text:span text:style-name="T9">α [m</text:span><text:span text:style-name="T10">2</text:span><text:span text:style-name="T9">/s] </text:span><text:span text:style-name="T11">=</text:span></text:p>
          </draw:text-box>
        </draw:frame>
        <draw:line draw:style-name="gr7" draw:text-style-name="P1" draw:layer="layout" svg:x1="10.25cm" svg:y1="18.077cm" svg:x2="12cm" svg:y2="18.077cm">
          <text:p/>
        </draw:line>
        <draw:frame draw:style-name="gr5" draw:text-style-name="P9" draw:layer="layout" svg:width="0.714cm" svg:height="0.962cm" svg:x="10.75cm" svg:y="17.18cm">
          <draw:text-box>
            <text:p text:style-name="P2"><text:span text:style-name="T7">k</text:span></text:p>
          </draw:text-box>
        </draw:frame>
        <draw:frame draw:style-name="gr5" draw:text-style-name="P9" draw:layer="layout" svg:width="2.25cm" svg:height="0.962cm" svg:x="10cm" svg:y="18.115cm">
          <draw:text-box>
            <text:p text:style-name="P2"><text:span text:style-name="T12">ρ</text:span><text:span text:style-name="T7">.c</text:span><text:span text:style-name="T13">p</text:span></text:p>
          </draw:text-box>
        </draw:frame>
        <draw:frame draw:style-name="gr8" draw:text-style-name="P7" draw:layer="layout" svg:width="3cm" svg:height="1.673cm" svg:x="12.25cm" svg:y="17.577cm">
          <draw:text-box>
            <text:p text:style-name="P6"><text:span text:style-name="T4">, onde:</text:span></text:p>
          </draw:text-box>
        </draw:frame>
        <draw:frame draw:style-name="gr9" draw:text-style-name="P10" draw:layer="layout" svg:width="8.388cm" svg:height="0.966cm" svg:x="10.253cm" svg:y="5.8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10" draw:layer="layout" svg:width="8.355cm" svg:height="1.595cm" svg:x="10.941cm" svg:y="8.63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0" draw:text-style-name="P11" draw:layer="layout" svg:width="1cm" svg:height="1cm" draw:transform="rotate (-1.57411245237369) translate (14.641cm 7.33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custom-shape draw:style-name="gr11" draw:text-style-name="P12" draw:layer="layout" svg:width="12.25cm" svg:height="2.25cm" svg:x="8.25cm" svg:y="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cm" svg:height="1cm" draw:transform="rotate (-1.57411245237369) translate (14.644cm 10.18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custom-shape draw:style-name="gr10" draw:text-style-name="P11" draw:layer="layout" svg:width="1cm" svg:height="1cm" draw:transform="rotate (-1.57411245237369) translate (14.641cm 13.38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frame draw:style-name="gr12" draw:text-style-name="P10" draw:layer="layout" svg:width="5.048cm" svg:height="2.42cm" svg:x="11.559cm" svg:y="14.69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text-style-name="P13" draw:layer="layout" svg:width="1.5cm" svg:height="1cm" svg:x="22.541cm" svg:y="5.882cm">
          <draw:text-box>
            <text:p text:style-name="P6"><text:span text:style-name="T14">(1)</text:span></text:p>
          </draw:text-box>
        </draw:frame>
        <draw:frame draw:style-name="gr14" draw:text-style-name="P13" draw:layer="layout" svg:width="1.5cm" svg:height="1cm" svg:x="22.541cm" svg:y="8.382cm">
          <draw:text-box>
            <text:p text:style-name="P6"><text:span text:style-name="T14">(2)</text:span></text:p>
          </draw:text-box>
        </draw:frame>
        <draw:frame draw:style-name="gr15" draw:text-style-name="P13" draw:layer="layout" svg:width="1.5cm" svg:height="1cm" svg:x="22.541cm" svg:y="11.382cm">
          <draw:text-box>
            <text:p text:style-name="P6"><text:span text:style-name="T14">(3)</text:span></text:p>
          </draw:text-box>
        </draw:frame>
        <draw:frame draw:style-name="gr16" draw:text-style-name="P13" draw:layer="layout" svg:width="1.5cm" svg:height="1cm" svg:x="22.541cm" svg:y="14.882cm">
          <draw:text-box>
            <text:p text:style-name="P6"><text:span text:style-name="T14">(4)</text:span></text:p>
          </draw:text-box>
        </draw:frame>
        <draw:line draw:style-name="gr1" draw:text-style-name="P1" draw:layer="layout" svg:x1="20.75cm" svg:y1="4.25cm" svg:x2="22.536cm" svg:y2="4.25cm">
          <text:p/>
        </draw:line>
        <draw:frame draw:style-name="gr17" draw:text-style-name="P13" draw:layer="layout" svg:width="0.5cm" svg:height="0.962cm" svg:x="24.25cm" svg:y="4.288cm">
          <draw:text-box>
            <text:p text:style-name="P6"><text:span text:style-name="T14">x</text:span></text:p>
          </draw:text-box>
        </draw:frame>
        <draw:frame draw:style-name="gr18" draw:text-style-name="P13" draw:layer="layout" svg:width="0.5cm" svg:height="0.962cm" svg:x="20.25cm" svg:y="4.25cm">
          <draw:text-box>
            <text:p text:style-name="P6"><text:span text:style-name="T14">L</text:span></text:p>
          </draw:text-box>
        </draw:frame>
        <draw:frame draw:style-name="gr19" draw:text-style-name="P13" draw:layer="layout" svg:width="0.5cm" svg:height="0.962cm" svg:x="8cm" svg:y="4.25cm">
          <draw:text-box>
            <text:p text:style-name="P6"><text:span text:style-name="T14">0</text:span></text:p>
          </draw:text-box>
        </draw:frame>
        <draw:frame draw:style-name="gr9" draw:text-style-name="P10" draw:layer="layout" svg:width="11.369cm" svg:height="1.615cm" svg:x="9.5cm" svg:y="11.57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2" draw:text-style-name="P10" draw:layer="layout" svg:width="2.835cm" svg:height="0.597cm" svg:x="17.462cm" svg:y="15.5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2" draw:text-style-name="P10" draw:layer="layout" svg:width="2.481cm" svg:height="1.772cm" svg:x="13.769cm" svg:y="2.2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2" draw:text-style-name="P10" draw:layer="layout" svg:width="0.387cm" svg:height="0.784cm" svg:x="20.75cm" svg:y="10.46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line draw:style-name="gr20" draw:text-style-name="P10" draw:layer="layout" svg:x1="19.85cm" svg:y1="11.9cm" svg:x2="20.6cm" svg:y2="11.15cm">
          <text:p/>
        </draw:line>
      </draw:page>
      <draw:page draw:name="page2" draw:style-name="dp1" draw:master-page-name="Default">
        <draw:custom-shape draw:style-name="gr21" draw:text-style-name="P10" draw:layer="layout" svg:width="2.678cm" svg:height="2.347cm" svg:x="8.465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8.418cm" svg:x2="8.286cm" svg:y2="8.418cm">
          <text:p/>
        </draw:line>
        <draw:line draw:style-name="gr1" draw:text-style-name="P1" draw:layer="layout" svg:x1="6.5cm" svg:y1="9cm" svg:x2="8.286cm" svg:y2="9cm">
          <text:p/>
        </draw:line>
        <draw:line draw:style-name="gr1" draw:text-style-name="P1" draw:layer="layout" svg:x1="6.5cm" svg:y1="10.43cm" svg:x2="8.286cm" svg:y2="10.43cm">
          <text:p/>
        </draw:line>
        <draw:custom-shape draw:style-name="gr22" draw:text-style-name="P10" draw:layer="layout" svg:width="2.679cm" svg:height="2.347cm" svg:x="11.143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draw:layer="layout" svg:width="2.393cm" svg:height="2.347cm" svg:x="18.107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0" draw:layer="layout" svg:width="0.178cm" svg:height="0.167cm" svg:x="16.857cm" svg:y="9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0.179cm" svg:height="0.167cm" svg:x="17.214cm" svg:y="9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0.178cm" svg:height="0.167cm" svg:x="17.572cm" svg:y="9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356cm" svg:height="0.336cm" svg:x="9.615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0.965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2.293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357cm" svg:height="0.336cm" svg:x="19.157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6cm" svg:height="0.336cm" svg:x="8.286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6cm" svg:height="0.336cm" svg:x="17.929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6cm" svg:height="0.336cm" svg:x="20.35cm" svg:y="9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draw:layer="layout" svg:width="2.428cm" svg:height="2.347cm" svg:x="13.822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4cm" svg:height="0.336cm" svg:x="13.644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14.792cm" svg:y="9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6.1cm" svg:y="9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9.75cm" svg:x2="8.286cm" svg:y2="9.75cm">
          <text:p/>
        </draw:line>
        <draw:line draw:style-name="gr1" draw:text-style-name="P1" draw:layer="layout" svg:x1="21cm" svg:y1="8.488cm" svg:x2="22.786cm" svg:y2="8.488cm">
          <text:p/>
        </draw:line>
        <draw:line draw:style-name="gr1" draw:text-style-name="P1" draw:layer="layout" svg:x1="21cm" svg:y1="9.07cm" svg:x2="22.786cm" svg:y2="9.07cm">
          <text:p/>
        </draw:line>
        <draw:line draw:style-name="gr1" draw:text-style-name="P1" draw:layer="layout" svg:x1="21cm" svg:y1="10.5cm" svg:x2="22.786cm" svg:y2="10.5cm">
          <text:p/>
        </draw:line>
        <draw:line draw:style-name="gr1" draw:text-style-name="P1" draw:layer="layout" svg:x1="21cm" svg:y1="9.82cm" svg:x2="22.786cm" svg:y2="9.82cm">
          <text:p/>
        </draw:line>
        <draw:frame draw:style-name="gr3" draw:text-style-name="P3" draw:layer="layout" svg:width="2.75cm" svg:height="1.062cm" svg:x="3.75cm" svg:y="8.562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1.25cm" svg:height="0.962cm" svg:x="9.25cm" svg:y="8.288cm">
          <draw:text-box>
            <text:p text:style-name="P4"><text:span text:style-name="T1">T</text:span><text:span text:style-name="T2">1</text:span></text:p>
          </draw:text-box>
        </draw:frame>
        <draw:frame draw:style-name="gr4" draw:text-style-name="P5" draw:layer="layout" svg:width="2.75cm" svg:height="1cm" svg:x="4cm" svg:y="9.312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2.25cm" svg:y="8.538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3cm" svg:y="9.25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frame draw:style-name="gr5" draw:text-style-name="P5" draw:layer="layout" svg:width="1.25cm" svg:height="0.962cm" svg:x="12cm" svg:y="8.25cm">
          <draw:text-box>
            <text:p text:style-name="P4"><text:span text:style-name="T1">T</text:span><text:span text:style-name="T2">2</text:span></text:p>
          </draw:text-box>
        </draw:frame>
        <draw:frame draw:style-name="gr5" draw:text-style-name="P5" draw:layer="layout" svg:width="1.25cm" svg:height="0.962cm" svg:x="14.5cm" svg:y="8.25cm">
          <draw:text-box>
            <text:p text:style-name="P4"><text:span text:style-name="T1">T</text:span><text:span text:style-name="T2">3</text:span></text:p>
          </draw:text-box>
        </draw:frame>
        <draw:frame draw:style-name="gr5" draw:text-style-name="P5" draw:layer="layout" svg:width="1.25cm" svg:height="0.962cm" svg:x="18.75cm" svg:y="8.312cm">
          <draw:text-box>
            <text:p text:style-name="P4"><text:span text:style-name="T1">T</text:span><text:span text:style-name="T2">N</text:span></text:p>
          </draw:text-box>
        </draw:frame>
        <draw:line draw:style-name="gr28" draw:text-style-name="P1" draw:layer="layout" svg:x1="13.75cm" svg:y1="13cm" svg:x2="9.75cm" svg:y2="9.75cm">
          <text:p/>
        </draw:line>
        <draw:line draw:style-name="gr28" draw:text-style-name="P1" draw:layer="layout" svg:x1="13.75cm" svg:y1="13cm" svg:x2="12.5cm" svg:y2="9.75cm">
          <text:p/>
        </draw:line>
        <draw:line draw:style-name="gr28" draw:text-style-name="P1" draw:layer="layout" svg:x1="13.75cm" svg:y1="13cm" svg:x2="15cm" svg:y2="9.75cm">
          <text:p/>
        </draw:line>
        <draw:line draw:style-name="gr28" draw:text-style-name="P1" draw:layer="layout" svg:x1="13.75cm" svg:y1="13cm" svg:x2="19.25cm" svg:y2="9.75cm">
          <text:p/>
        </draw:line>
        <draw:line draw:style-name="gr1" draw:text-style-name="P1" draw:layer="layout" svg:x1="6.25cm" svg:y1="2.606cm" svg:x2="8.036cm" svg:y2="2.606cm">
          <text:p/>
        </draw:line>
        <draw:line draw:style-name="gr1" draw:text-style-name="P1" draw:layer="layout" svg:x1="6.25cm" svg:y1="3.188cm" svg:x2="8.036cm" svg:y2="3.188cm">
          <text:p/>
        </draw:line>
        <draw:line draw:style-name="gr1" draw:text-style-name="P1" draw:layer="layout" svg:x1="6.25cm" svg:y1="4.618cm" svg:x2="8.036cm" svg:y2="4.618cm">
          <text:p/>
        </draw:line>
        <draw:line draw:style-name="gr1" draw:text-style-name="P1" draw:layer="layout" svg:x1="6.25cm" svg:y1="3.938cm" svg:x2="8.036cm" svg:y2="3.938cm">
          <text:p/>
        </draw:line>
        <draw:line draw:style-name="gr1" draw:text-style-name="P1" draw:layer="layout" svg:x1="20.75cm" svg:y1="2.676cm" svg:x2="22.536cm" svg:y2="2.676cm">
          <text:p/>
        </draw:line>
        <draw:line draw:style-name="gr1" draw:text-style-name="P1" draw:layer="layout" svg:x1="20.75cm" svg:y1="3.258cm" svg:x2="22.536cm" svg:y2="3.258cm">
          <text:p/>
        </draw:line>
        <draw:line draw:style-name="gr2" draw:text-style-name="P1" draw:layer="layout" svg:x1="20.5cm" svg:y1="4.75cm" svg:x2="24.75cm" svg:y2="4.75cm">
          <text:p/>
        </draw:line>
        <draw:line draw:style-name="gr1" draw:text-style-name="P1" draw:layer="layout" svg:x1="20.75cm" svg:y1="4.008cm" svg:x2="22.536cm" svg:y2="4.008cm">
          <text:p/>
        </draw:line>
        <draw:frame draw:style-name="gr3" draw:text-style-name="P3" draw:layer="layout" svg:width="2.75cm" svg:height="1.062cm" svg:x="3.5cm" svg:y="2.75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2.75cm" svg:height="1cm" svg:x="3.75cm" svg:y="3.5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2cm" svg:y="2.726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2.75cm" svg:y="3.438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custom-shape draw:style-name="gr29" draw:text-style-name="P12" draw:layer="layout" svg:width="12.25cm" svg:height="2.25cm" svg:x="8.25cm" svg:y="2.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0.75cm" svg:y1="4.75cm" svg:x2="22.536cm" svg:y2="4.75cm">
          <text:p/>
        </draw:line>
        <draw:frame draw:style-name="gr30" draw:text-style-name="P13" draw:layer="layout" svg:width="0.5cm" svg:height="0.962cm" svg:x="24.25cm" svg:y="4.788cm">
          <draw:text-box>
            <text:p text:style-name="P6"><text:span text:style-name="T14">x</text:span></text:p>
          </draw:text-box>
        </draw:frame>
        <draw:frame draw:style-name="gr31" draw:text-style-name="P13" draw:layer="layout" svg:width="0.5cm" svg:height="0.962cm" svg:x="20.25cm" svg:y="4.75cm">
          <draw:text-box>
            <text:p text:style-name="P6"><text:span text:style-name="T14">L</text:span></text:p>
          </draw:text-box>
        </draw:frame>
        <draw:frame draw:style-name="gr32" draw:text-style-name="P13" draw:layer="layout" svg:width="0.5cm" svg:height="0.962cm" svg:x="8cm" svg:y="4.75cm">
          <draw:text-box>
            <text:p text:style-name="P6"><text:span text:style-name="T14">0</text:span></text:p>
          </draw:text-box>
        </draw:frame>
        <draw:frame draw:style-name="gr9" draw:text-style-name="P10" draw:layer="layout" svg:width="11.369cm" svg:height="1.615cm" svg:x="9.25cm" svg:y="13.579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custom-shape draw:style-name="gr10" draw:text-style-name="P11" draw:layer="layout" svg:width="1cm" svg:height="1cm" draw:transform="rotate (-1.57411245237369) translate (14.753cm 6.00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frame draw:style-name="gr12" draw:text-style-name="P10" draw:layer="layout" svg:width="0.387cm" svg:height="0.784cm" svg:x="20.363cm" svg:y="12.5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0" draw:text-style-name="P10" draw:layer="layout" svg:x1="19.463cm" svg:y1="13.934cm" svg:x2="20.213cm" svg:y2="13.184cm">
          <text:p/>
        </draw:line>
        <draw:frame draw:style-name="gr12" draw:text-style-name="P10" draw:layer="layout" svg:width="0.387cm" svg:height="0.784cm" svg:x="9cm" svg:y="9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2" draw:text-style-name="P10" draw:layer="layout" svg:width="0.387cm" svg:height="0.784cm" svg:x="11.613cm" svg:y="9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2" draw:text-style-name="P10" draw:layer="layout" svg:width="0.387cm" svg:height="0.784cm" svg:x="14.25cm" svg:y="9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2" draw:text-style-name="P10" draw:layer="layout" svg:width="0.387cm" svg:height="0.784cm" svg:x="18.363cm" svg:y="9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12" draw:text-style-name="P10" draw:layer="layout" svg:width="2.481cm" svg:height="1.772cm" svg:x="13.269cm" svg:y="2.728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</draw:page>
      <draw:page draw:name="page3" draw:style-name="dp1" draw:master-page-name="Default">
        <draw:custom-shape draw:style-name="gr22" draw:text-style-name="P10" draw:layer="layout" svg:width="2.679cm" svg:height="2.347cm" svg:x="19.178cm" svg:y="1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20.328cm" svg:y="2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25cm" svg:height="0.962cm" svg:x="20.035cm" svg:y="1.463cm">
          <draw:text-box>
            <text:p text:style-name="P4"><text:span text:style-name="T15">ϕ</text:span><text:span text:style-name="T16">P</text:span></text:p>
          </draw:text-box>
        </draw:frame>
        <draw:custom-shape draw:style-name="gr22" draw:text-style-name="P10" draw:layer="layout" svg:width="2.679cm" svg:height="2.347cm" svg:x="19.206cm" svg:y="5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7cm" svg:height="0.336cm" svg:x="19.028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20.356cm" svg:y="6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4cm" svg:height="0.336cm" svg:x="21.707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20.063cm" svg:y="5.06cm">
          <draw:text-box>
            <text:p text:style-name="P4"><text:span text:style-name="T15">ϕ</text:span><text:span text:style-name="T16">P</text:span></text:p>
          </draw:text-box>
        </draw:frame>
        <draw:line draw:style-name="gr33" draw:text-style-name="P1" draw:layer="layout" svg:x1="17.678cm" svg:y1="6.598cm" svg:x2="19.177cm" svg:y2="6.598cm">
          <text:p/>
        </draw:line>
        <draw:line draw:style-name="gr33" draw:text-style-name="P1" draw:layer="layout" svg:x1="21.979cm" svg:y1="6.569cm" svg:x2="23.478cm" svg:y2="6.569cm">
          <text:p/>
        </draw:line>
        <draw:frame draw:style-name="gr34" draw:text-style-name="P5" draw:layer="layout" svg:width="1.072cm" svg:height="0.954cm" svg:x="19.178cm" svg:y="6cm">
          <draw:text-box>
            <text:p text:style-name="P4"><text:span text:style-name="T15">ϕ</text:span><text:span text:style-name="T16">e</text:span></text:p>
          </draw:text-box>
        </draw:frame>
        <draw:frame draw:style-name="gr35" draw:text-style-name="P5" draw:layer="layout" svg:width="1.25cm" svg:height="0.993cm" svg:x="20.85cm" svg:y="6.007cm">
          <draw:text-box>
            <text:p text:style-name="P4"><text:span text:style-name="T15">ϕ</text:span><text:span text:style-name="T16">d</text:span></text:p>
          </draw:text-box>
        </draw:frame>
        <draw:line draw:style-name="gr36" draw:text-style-name="P1" draw:layer="layout" svg:x1="4.428cm" svg:y1="4.057cm" svg:x2="4.428cm" svg:y2="5.807cm">
          <text:p/>
        </draw:line>
        <draw:frame draw:style-name="gr37" draw:text-style-name="P16" draw:layer="layout" svg:width="11.5cm" svg:height="0.906cm" svg:x="5.178cm" svg:y="4.307cm">
          <draw:text-box>
            <text:p text:style-name="P10"><text:span text:style-name="T17">Teorema de Gauss e Integração por Quadratura de Gauss</text:span></text:p>
          </draw:text-box>
        </draw:frame>
        <draw:frame draw:style-name="gr9" draw:text-style-name="P10" draw:layer="layout" svg:width="10.676cm" svg:height="1.595cm" svg:x="4.028cm" svg:y="6.04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28" draw:text-style-name="P1" draw:layer="layout" svg:x1="21.979cm" svg:y1="5.872cm" svg:x2="23.478cm" svg:y2="5.872cm">
          <text:p/>
        </draw:line>
        <draw:line draw:style-name="gr38" draw:text-style-name="P10" draw:layer="layout" svg:x1="17.728cm" svg:y1="5.901cm" svg:x2="19.227cm" svg:y2="5.901cm">
          <text:p/>
        </draw:line>
        <draw:frame draw:style-name="gr9" draw:text-style-name="P10" draw:layer="layout" svg:width="15.369cm" svg:height="1.673cm" svg:x="4.107cm" svg:y="7.92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36" draw:text-style-name="P1" draw:layer="layout" svg:x1="4.428cm" svg:y1="9.557cm" svg:x2="4.428cm" svg:y2="14.557cm">
          <text:p/>
        </draw:line>
        <draw:frame draw:style-name="gr39" draw:text-style-name="P16" draw:layer="layout" svg:width="9.25cm" svg:height="2.949cm" svg:x="5.178cm" svg:y="11.358cm">
          <draw:text-box>
            <text:p text:style-name="P10"><text:span text:style-name="T17">Interpolação linear para escrever valores nas faces em função de valores de centro</text:span></text:p>
            <text:p text:style-name="P10"><text:span text:style-name="T17"/></text:p>
            <text:p text:style-name="P10"><text:span text:style-name="T17">Considerando malha uniforme, temos:</text:span></text:p>
          </draw:text-box>
        </draw:frame>
        <draw:custom-shape draw:style-name="gr21" draw:text-style-name="P10" draw:layer="layout" svg:width="2.678cm" svg:height="2.347cm" svg:x="16.107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0" draw:layer="layout" svg:width="2.679cm" svg:height="2.347cm" svg:x="18.785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7.257cm" svg:y="11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8.607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9.935cm" svg:y="11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6cm" svg:height="0.336cm" svg:x="15.928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draw:layer="layout" svg:width="2.428cm" svg:height="2.347cm" svg:x="21.464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4cm" svg:height="0.336cm" svg:x="21.286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22.534cm" svg:y="11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23.742cm" svg:y="11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6.892cm" svg:y="10.598cm">
          <draw:text-box>
            <text:p text:style-name="P4"><text:span text:style-name="T18">ϕ</text:span><text:span text:style-name="T2">E</text:span></text:p>
          </draw:text-box>
        </draw:frame>
        <draw:frame draw:style-name="gr5" draw:text-style-name="P5" draw:layer="layout" svg:width="1.25cm" svg:height="0.962cm" svg:x="19.642cm" svg:y="10.56cm">
          <draw:text-box>
            <text:p text:style-name="P4"><text:span text:style-name="T15">ϕ</text:span><text:span text:style-name="T2">P</text:span></text:p>
          </draw:text-box>
        </draw:frame>
        <draw:frame draw:style-name="gr5" draw:text-style-name="P5" draw:layer="layout" svg:width="1.25cm" svg:height="0.962cm" svg:x="22.142cm" svg:y="10.56cm">
          <draw:text-box>
            <text:p text:style-name="P4"><text:span text:style-name="T15">ϕ</text:span><text:span text:style-name="T2">D</text:span></text:p>
          </draw:text-box>
        </draw:frame>
        <draw:frame draw:style-name="gr5" draw:text-style-name="P5" draw:layer="layout" svg:width="0.75cm" svg:height="0.962cm" svg:x="21cm" svg:y="9.5cm">
          <draw:text-box>
            <text:p text:style-name="P4"><text:span text:style-name="T15">d</text:span></text:p>
          </draw:text-box>
        </draw:frame>
        <draw:frame draw:style-name="gr40" draw:text-style-name="P5" draw:layer="layout" svg:width="1cm" svg:height="1.054cm" svg:x="18.4cm" svg:y="9.5cm">
          <draw:text-box>
            <text:p text:style-name="P4"><text:span text:style-name="T15">e</text:span></text:p>
          </draw:text-box>
        </draw:frame>
        <draw:line draw:style-name="gr7" draw:text-style-name="P1" draw:layer="layout" svg:x1="18.85cm" svg:y1="13.096cm" svg:x2="18.85cm" svg:y2="14.596cm">
          <text:p/>
        </draw:line>
        <draw:frame draw:style-name="gr9" draw:text-style-name="P10" draw:layer="layout" svg:width="18.514cm" svg:height="1.691cm" svg:x="3.75cm" svg:y="15.65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41" draw:text-style-name="P10" draw:layer="layout" svg:x1="16.2cm" svg:y1="14.146cm" svg:x2="18.85cm" svg:y2="14.146cm">
          <text:p/>
        </draw:line>
        <draw:frame draw:style-name="gr5" draw:text-style-name="P5" draw:layer="layout" svg:width="0.75cm" svg:height="0.962cm" svg:x="17.1cm" svg:y="13.284cm">
          <draw:text-box>
            <text:p text:style-name="P4"><text:span text:style-name="T15">d</text:span></text:p>
          </draw:text-box>
        </draw:frame>
        <draw:line draw:style-name="gr7" draw:text-style-name="P1" draw:layer="layout" svg:x1="16.2cm" svg:y1="13.096cm" svg:x2="16.2cm" svg:y2="14.596cm">
          <text:p/>
        </draw:line>
        <draw:frame draw:style-name="gr5" draw:text-style-name="P5" draw:layer="layout" svg:width="1.25cm" svg:height="0.962cm" svg:x="20.428cm" svg:y="11.345cm">
          <draw:text-box>
            <text:p text:style-name="P4"><text:span text:style-name="T15">ϕ</text:span><text:span text:style-name="T16">d</text:span></text:p>
          </draw:text-box>
        </draw:frame>
        <draw:frame draw:style-name="gr40" draw:text-style-name="P5" draw:layer="layout" svg:width="1cm" svg:height="1.054cm" svg:x="18.828cm" svg:y="11.307cm">
          <draw:text-box>
            <text:p text:style-name="P4"><text:span text:style-name="T15">ϕ</text:span><text:span text:style-name="T16">e</text:span></text:p>
          </draw:text-box>
        </draw:frame>
        <draw:frame draw:style-name="gr12" draw:text-style-name="P10" draw:layer="layout" svg:width="0.33cm" svg:height="0.57cm" svg:x="17.128cm" svg:y="5.55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" draw:text-style-name="P10" draw:layer="layout" svg:width="0.33cm" svg:height="0.57cm" svg:x="23.678cm" svg:y="5.55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9" draw:text-style-name="P10" draw:layer="layout" svg:width="10.921cm" svg:height="1.615cm" svg:x="4.083cm" svg:y="2.04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2" draw:text-style-name="P13" draw:layer="layout" svg:width="1.5cm" svg:height="1cm" svg:x="16.5cm" svg:y="18cm">
          <draw:text-box>
            <text:p text:style-name="P6"><text:span text:style-name="T14">(6)</text:span></text:p>
          </draw:text-box>
        </draw:frame>
        <draw:frame draw:style-name="gr43" draw:text-style-name="P10" draw:layer="layout" svg:width="10.635cm" svg:height="1.595cm" svg:x="3.697cm" svg:y="17.7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4" draw:text-style-name="P5" draw:layer="layout" svg:width="0.822cm" svg:height="0.954cm" svg:x="16.928cm" svg:y="6.05cm">
          <draw:text-box>
            <text:p text:style-name="P4"><text:span text:style-name="T15">u</text:span></text:p>
          </draw:text-box>
        </draw:frame>
        <draw:frame draw:style-name="gr34" draw:text-style-name="P5" draw:layer="layout" svg:width="0.822cm" svg:height="0.954cm" svg:x="23.428cm" svg:y="6.046cm">
          <draw:text-box>
            <text:p text:style-name="P4"><text:span text:style-name="T15">u</text:span></text:p>
          </draw:text-box>
        </draw:frame>
        <draw:frame draw:style-name="gr5" draw:text-style-name="P5" draw:layer="layout" svg:width="0.75cm" svg:height="0.962cm" svg:x="21cm" svg:y="13.338cm">
          <draw:text-box>
            <text:p text:style-name="P4"><text:span text:style-name="T15">d</text:span></text:p>
          </draw:text-box>
        </draw:frame>
        <draw:line draw:style-name="gr7" draw:text-style-name="P1" draw:layer="layout" svg:x1="20.1cm" svg:y1="12.1cm" svg:x2="20.1cm" svg:y2="14.6cm">
          <text:p/>
        </draw:line>
        <draw:line draw:style-name="gr7" draw:text-style-name="P1" draw:layer="layout" svg:x1="22.75cm" svg:y1="12.1cm" svg:x2="22.75cm" svg:y2="14.6cm">
          <text:p/>
        </draw:line>
        <draw:line draw:style-name="gr41" draw:text-style-name="P10" draw:layer="layout" svg:x1="20.1cm" svg:y1="14.15cm" svg:x2="22.75cm" svg:y2="14.15cm">
          <text:p/>
        </draw:line>
        <draw:custom-shape draw:style-name="gr44" draw:text-style-name="P17" draw:layer="layout" svg:width="3.5cm" svg:height="2cm" svg:x="11.75cm" svg:y="1.75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0.604cm" svg:height="0.708cm" svg:x="16.596cm" svg:y="1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28" draw:text-style-name="P1" draw:layer="layout" svg:x1="15.25cm" svg:y1="2.75cm" svg:x2="16.5cm" svg:y2="2.25cm">
          <text:p/>
        </draw:line>
        <draw:frame draw:style-name="gr45" draw:text-style-name="P13" draw:layer="layout" svg:width="1.5cm" svg:height="1cm" svg:x="16.75cm" svg:y="2.75cm">
          <draw:text-box>
            <text:p text:style-name="P6"><text:span text:style-name="T14">(5)</text:span></text:p>
          </draw:text-box>
        </draw:frame>
      </draw:page>
      <draw:page draw:name="page4" draw:style-name="dp2" draw:master-page-name="Default">
        <draw:custom-shape draw:style-name="gr22" draw:text-style-name="P10" draw:layer="layout" svg:width="2.679cm" svg:height="2.347cm" svg:x="13.43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1.908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356cm" svg:height="0.336cm" svg:x="14.586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.428cm" svg:height="2.347cm" svg:x="16.11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4cm" svg:height="0.336cm" svg:x="15.937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17.085cm" svg:y="3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8.393cm" svg:y="2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4.293cm" svg:y="2cm">
          <draw:text-box>
            <text:p text:style-name="P4"><text:span text:style-name="T15">ϕ</text:span><text:span text:style-name="T2">P</text:span></text:p>
          </draw:text-box>
        </draw:frame>
        <draw:frame draw:style-name="gr5" draw:text-style-name="P5" draw:layer="layout" svg:width="1.25cm" svg:height="0.962cm" svg:x="16.793cm" svg:y="2cm">
          <draw:text-box>
            <text:p text:style-name="P4"><text:span text:style-name="T15">ϕ</text:span><text:span text:style-name="T2">D</text:span></text:p>
          </draw:text-box>
        </draw:frame>
        <draw:line draw:style-name="gr7" draw:text-style-name="P1" draw:layer="layout" svg:x1="14.75cm" svg:y1="3.5cm" svg:x2="14.75cm" svg:y2="8.25cm">
          <text:p/>
        </draw:line>
        <draw:line draw:style-name="gr41" draw:text-style-name="P10" draw:layer="layout" svg:x1="13.5cm" svg:y1="6cm" svg:x2="14.75cm" svg:y2="6cm">
          <text:p/>
        </draw:line>
        <draw:frame draw:style-name="gr34" draw:text-style-name="P5" draw:layer="layout" svg:width="1.5cm" svg:height="0.954cm" svg:x="13.5cm" svg:y="4.95cm">
          <draw:text-box>
            <text:p text:style-name="P4"><text:span text:style-name="T15">d/2</text:span></text:p>
          </draw:text-box>
        </draw:frame>
        <draw:line draw:style-name="gr7" draw:text-style-name="P1" draw:layer="layout" svg:x1="13.5cm" svg:y1="4.75cm" svg:x2="13.5cm" svg:y2="6.25cm">
          <text:p/>
        </draw:line>
        <draw:frame draw:style-name="gr5" draw:text-style-name="P5" draw:layer="layout" svg:width="1.25cm" svg:height="0.962cm" svg:x="15.079cm" svg:y="2.785cm">
          <draw:text-box>
            <text:p text:style-name="P4"><text:span text:style-name="T15">ϕ</text:span><text:span text:style-name="T16">d</text:span></text:p>
          </draw:text-box>
        </draw:frame>
        <draw:frame draw:style-name="gr40" draw:text-style-name="P5" draw:layer="layout" svg:width="1cm" svg:height="1.054cm" svg:x="13.479cm" svg:y="2.747cm">
          <draw:text-box>
            <text:p text:style-name="P4"><text:span text:style-name="T15">ϕ</text:span><text:span text:style-name="T16">e</text:span></text:p>
          </draw:text-box>
        </draw:frame>
        <draw:line draw:style-name="gr7" draw:text-style-name="P1" draw:layer="layout" svg:x1="12.1cm" svg:y1="3.5cm" svg:x2="12.1cm" svg:y2="8.25cm">
          <text:p/>
        </draw:line>
        <draw:line draw:style-name="gr41" draw:text-style-name="P10" draw:layer="layout" svg:x1="12.1cm" svg:y1="7.75cm" svg:x2="14.75cm" svg:y2="7.75cm">
          <text:p/>
        </draw:line>
        <draw:frame draw:style-name="gr34" draw:text-style-name="P5" draw:layer="layout" svg:width="0.75cm" svg:height="0.954cm" svg:x="13.15cm" svg:y="6.85cm">
          <draw:text-box>
            <text:p text:style-name="P4"><text:span text:style-name="T15">d</text:span></text:p>
          </draw:text-box>
        </draw:frame>
        <draw:line draw:style-name="gr1" draw:text-style-name="P1" draw:layer="layout" svg:x1="11.464cm" svg:y1="2.238cm" svg:x2="13.25cm" svg:y2="2.238cm">
          <text:p/>
        </draw:line>
        <draw:line draw:style-name="gr1" draw:text-style-name="P1" draw:layer="layout" svg:x1="11.464cm" svg:y1="2.82cm" svg:x2="13.25cm" svg:y2="2.82cm">
          <text:p/>
        </draw:line>
        <draw:line draw:style-name="gr1" draw:text-style-name="P1" draw:layer="layout" svg:x1="11.464cm" svg:y1="4.25cm" svg:x2="13.25cm" svg:y2="4.25cm">
          <text:p/>
        </draw:line>
        <draw:line draw:style-name="gr1" draw:text-style-name="P1" draw:layer="layout" svg:x1="11.464cm" svg:y1="3.57cm" svg:x2="13.25cm" svg:y2="3.57cm">
          <text:p/>
        </draw:line>
        <draw:frame draw:style-name="gr3" draw:text-style-name="P3" draw:layer="layout" svg:width="2.6cm" svg:height="1.062cm" svg:x="8.75cm" svg:y="2.438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2cm" svg:height="0.962cm" svg:x="9.5cm" svg:y="3.25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custom-shape draw:style-name="gr26" draw:text-style-name="P15" draw:layer="layout" svg:width="0.357cm" svg:height="0.336cm" svg:x="13.258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17.327cm" svg:height="2.393cm" svg:x="6.297cm" svg:y="11.90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9" draw:text-style-name="P10" draw:layer="layout" svg:width="15.369cm" svg:height="1.673cm" svg:x="6.25cm" svg:y="9.7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10" draw:layer="layout" svg:width="14.782cm" svg:height="1.595cm" svg:x="6.218cm" svg:y="14.7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6" draw:text-style-name="P13" draw:layer="layout" svg:width="1.5cm" svg:height="1cm" svg:x="22.5cm" svg:y="17.3cm">
          <draw:text-box>
            <text:p text:style-name="P6"><text:span text:style-name="T14">(7)</text:span></text:p>
          </draw:text-box>
        </draw:frame>
        <draw:frame draw:style-name="gr43" draw:text-style-name="P10" draw:layer="layout" svg:width="14.013cm" svg:height="1.595cm" svg:x="6.25cm" svg:y="1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7" draw:text-style-name="P13" draw:layer="layout" svg:width="1.5cm" svg:height="1cm" svg:x="22.5cm" svg:y="17.3cm">
          <draw:text-box>
            <text:p text:style-name="P6"><text:span text:style-name="T14">(7)</text:span></text:p>
          </draw:text-box>
        </draw:frame>
      </draw:page>
      <draw:page draw:name="page5" draw:style-name="dp2" draw:master-page-name="Default">
        <draw:custom-shape draw:style-name="gr22" draw:text-style-name="P10" draw:layer="layout" svg:width="2.679cm" svg:height="2.347cm" svg:x="9.58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0.736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.428cm" svg:height="2.347cm" svg:x="12.26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4cm" svg:height="0.336cm" svg:x="12.087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13.235cm" svg:y="3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4.543cm" svg:y="2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0.443cm" svg:y="2cm">
          <draw:text-box>
            <text:p text:style-name="P4"><text:span text:style-name="T15">ϕ</text:span><text:span text:style-name="T16">E</text:span></text:p>
          </draw:text-box>
        </draw:frame>
        <draw:frame draw:style-name="gr5" draw:text-style-name="P5" draw:layer="layout" svg:width="1.25cm" svg:height="0.962cm" svg:x="12.943cm" svg:y="2cm">
          <draw:text-box>
            <text:p text:style-name="P4"><text:span text:style-name="T15">ϕ</text:span><text:span text:style-name="T16">P</text:span></text:p>
          </draw:text-box>
        </draw:frame>
        <draw:line draw:style-name="gr7" draw:text-style-name="P1" draw:layer="layout" svg:x1="16.15cm" svg:y1="3.55cm" svg:x2="16.15cm" svg:y2="7.8cm">
          <text:p/>
        </draw:line>
        <draw:line draw:style-name="gr41" draw:text-style-name="P10" draw:layer="layout" svg:x1="13.4cm" svg:y1="5.8cm" svg:x2="14.65cm" svg:y2="5.8cm">
          <text:p/>
        </draw:line>
        <draw:frame draw:style-name="gr34" draw:text-style-name="P5" draw:layer="layout" svg:width="1.5cm" svg:height="0.954cm" svg:x="13.4cm" svg:y="4.75cm">
          <draw:text-box>
            <text:p text:style-name="P4"><text:span text:style-name="T15">d/2</text:span></text:p>
          </draw:text-box>
        </draw:frame>
        <draw:line draw:style-name="gr7" draw:text-style-name="P1" draw:layer="layout" svg:x1="14.65cm" svg:y1="4.5cm" svg:x2="14.65cm" svg:y2="6cm">
          <text:p/>
        </draw:line>
        <draw:frame draw:style-name="gr34" draw:text-style-name="P5" draw:layer="layout" svg:width="1.25cm" svg:height="0.954cm" svg:x="13.65cm" svg:y="2.7cm">
          <draw:text-box>
            <text:p text:style-name="P4"><text:span text:style-name="T15">ϕ</text:span><text:span text:style-name="T16">d</text:span></text:p>
          </draw:text-box>
        </draw:frame>
        <draw:frame draw:style-name="gr40" draw:text-style-name="P5" draw:layer="layout" svg:width="1cm" svg:height="1.054cm" svg:x="12.3cm" svg:y="2.746cm">
          <draw:text-box>
            <text:p text:style-name="P4"><text:span text:style-name="T15">ϕ</text:span><text:span text:style-name="T16">e</text:span></text:p>
          </draw:text-box>
        </draw:frame>
        <draw:line draw:style-name="gr7" draw:text-style-name="P1" draw:layer="layout" svg:x1="13.4cm" svg:y1="3.55cm" svg:x2="13.4cm" svg:y2="7.8cm">
          <text:p/>
        </draw:line>
        <draw:line draw:style-name="gr41" draw:text-style-name="P10" draw:layer="layout" svg:x1="13.4cm" svg:y1="7.3cm" svg:x2="16.15cm" svg:y2="7.3cm">
          <text:p/>
        </draw:line>
        <draw:frame draw:style-name="gr34" draw:text-style-name="P5" draw:layer="layout" svg:width="0.75cm" svg:height="0.954cm" svg:x="14.4cm" svg:y="6.4cm">
          <draw:text-box>
            <text:p text:style-name="P4"><text:span text:style-name="T15">d</text:span></text:p>
          </draw:text-box>
        </draw:frame>
        <draw:line draw:style-name="gr1" draw:text-style-name="P1" draw:layer="layout" svg:x1="15.114cm" svg:y1="2.188cm" svg:x2="16.9cm" svg:y2="2.188cm">
          <text:p/>
        </draw:line>
        <draw:line draw:style-name="gr1" draw:text-style-name="P1" draw:layer="layout" svg:x1="15.114cm" svg:y1="2.77cm" svg:x2="16.9cm" svg:y2="2.77cm">
          <text:p/>
        </draw:line>
        <draw:line draw:style-name="gr1" draw:text-style-name="P1" draw:layer="layout" svg:x1="15.114cm" svg:y1="4.2cm" svg:x2="16.9cm" svg:y2="4.2cm">
          <text:p/>
        </draw:line>
        <draw:line draw:style-name="gr1" draw:text-style-name="P1" draw:layer="layout" svg:x1="15.114cm" svg:y1="3.52cm" svg:x2="16.9cm" svg:y2="3.52cm">
          <text:p/>
        </draw:line>
        <draw:frame draw:style-name="gr3" draw:text-style-name="P3" draw:layer="layout" svg:width="2.6cm" svg:height="1.062cm" svg:x="17.15cm" svg:y="2.526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2cm" svg:height="0.962cm" svg:x="17.688cm" svg:y="3.311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custom-shape draw:style-name="gr26" draw:text-style-name="P15" draw:layer="layout" svg:width="0.357cm" svg:height="0.336cm" svg:x="9.408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15.89cm" svg:y="3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" draw:layer="layout" svg:width="14.209cm" svg:height="1.595cm" svg:x="5.526cm" svg:y="9.33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8" draw:text-style-name="P13" draw:layer="layout" svg:width="1.5cm" svg:height="1cm" svg:x="21.808cm" svg:y="9.632cm">
          <draw:text-box>
            <text:p text:style-name="P6"><text:span text:style-name="T14">(8)</text:span></text:p>
          </draw:text-box>
        </draw:frame>
      </draw:page>
      <draw:page draw:name="page6" draw:style-name="dp2" draw:master-page-name="Default">
        <draw:frame draw:style-name="gr9" draw:text-style-name="P10" draw:layer="layout" svg:width="6.681cm" svg:height="0.798cm" svg:x="5.25cm" svg:y="1.5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9" draw:text-style-name="P10" draw:layer="layout" svg:width="3.851cm" svg:height="0.798cm" svg:x="5.25cm" svg:y="3.17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9" draw:text-style-name="P7" draw:layer="layout" svg:width="1.5cm" svg:height="0.962cm" svg:x="16.7cm" svg:y="1.3cm">
          <draw:text-box>
            <text:p text:style-name="P6"><text:span text:style-name="T4">(9)</text:span></text:p>
          </draw:text-box>
        </draw:frame>
        <draw:frame draw:style-name="gr9" draw:text-style-name="P10" draw:layer="layout" svg:width="10.665cm" svg:height="2.361cm" svg:x="5.25cm" svg:y="7.497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10" draw:layer="layout" svg:width="4.009cm" svg:height="0.798cm" svg:x="5.25cm" svg:y="4.81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50" draw:text-style-name="P7" draw:layer="layout" svg:width="1.75cm" svg:height="0.962cm" svg:x="16.65cm" svg:y="3.106cm">
          <draw:text-box>
            <text:p text:style-name="P6"><text:span text:style-name="T4">(10)</text:span></text:p>
          </draw:text-box>
        </draw:frame>
        <draw:frame draw:style-name="gr51" draw:text-style-name="P7" draw:layer="layout" svg:width="1.75cm" svg:height="0.962cm" svg:x="16.65cm" svg:y="4.568cm">
          <draw:text-box>
            <text:p text:style-name="P6"><text:span text:style-name="T4">(11)</text:span></text:p>
          </draw:text-box>
        </draw:frame>
        <draw:frame draw:style-name="gr52" draw:text-style-name="P19" draw:layer="layout" svg:width="16.8cm" svg:height="1.427cm" svg:x="5.25cm" svg:y="6.285cm">
          <draw:text-box>
            <text:p text:style-name="P18"><text:span text:style-name="T19">Substituindo (6) em (9), temos a expressão para elementos internos</text:span></text:p>
          </draw:text-box>
        </draw:frame>
        <draw:frame draw:style-name="gr53" draw:text-style-name="P19" draw:layer="layout" svg:width="19.5cm" svg:height="1.427cm" svg:x="5.25cm" svg:y="10.712cm">
          <draw:text-box>
            <text:p text:style-name="P18"><text:span text:style-name="T19">Substituindo (7) em (9), temos a expressão para elemento de contorno esquerdo</text:span></text:p>
          </draw:text-box>
        </draw:frame>
        <draw:frame draw:style-name="gr54" draw:text-style-name="P19" draw:layer="layout" svg:width="19.35cm" svg:height="1.427cm" svg:x="5.25cm" svg:y="15.285cm">
          <draw:text-box>
            <text:p text:style-name="P18"><text:span text:style-name="T19">Substituindo (8) em (9), temos a expressão para elemento de contorno direito</text:span></text:p>
          </draw:text-box>
        </draw:frame>
        <draw:frame draw:style-name="gr9" draw:text-style-name="P10" draw:layer="layout" svg:width="14.155cm" svg:height="2.361cm" svg:x="5.25cm" svg:y="12.068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9" draw:text-style-name="P10" draw:layer="layout" svg:width="14.36cm" svg:height="2.361cm" svg:x="5.25cm" svg:y="16.87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custom-shape draw:style-name="gr55" draw:text-style-name="P17" draw:layer="layout" svg:width="5.05cm" svg:height="2.5cm" svg:x="14.7cm" svg:y="11.96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7" draw:layer="layout" svg:width="5.05cm" svg:height="2.5cm" svg:x="14.7cm" svg:y="16.7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7" draw:layer="layout" svg:width="1.527cm" svg:height="2.55cm" svg:x="14.473cm" svg:y="7.325cm">
          <text:p/>
          <draw:enhanced-geometry svg:viewBox="0 0 21600 21600" draw:type="rectangle" draw:enhanced-path="M 0 0 L 21600 0 21600 21600 0 21600 0 0 Z N"/>
        </draw:custom-shape>
        <draw:frame draw:style-name="gr57" draw:text-style-name="P20" draw:layer="layout" svg:width="1.1cm" svg:height="0.725cm" svg:x="15.843cm" svg:y="7.032cm">
          <draw:text-box>
            <text:p text:style-name="P6"><text:span text:style-name="T20">b</text:span><text:span text:style-name="T21">p</text:span></text:p>
          </draw:text-box>
        </draw:frame>
        <draw:frame draw:style-name="gr58" draw:text-style-name="P20" draw:layer="layout" svg:width="1.1cm" svg:height="0.725cm" svg:x="19.55cm" svg:y="11.762cm">
          <draw:text-box>
            <text:p text:style-name="P6"><text:span text:style-name="T20">b</text:span><text:span text:style-name="T21">p</text:span></text:p>
          </draw:text-box>
        </draw:frame>
        <draw:frame draw:style-name="gr59" draw:text-style-name="P20" draw:layer="layout" svg:width="1.1cm" svg:height="0.725cm" svg:x="19.55cm" svg:y="16.475cm">
          <draw:text-box>
            <text:p text:style-name="P6"><text:span text:style-name="T20">b</text:span><text:span text:style-name="T21">p</text:span></text:p>
          </draw:text-box>
        </draw:frame>
      </draw:page>
      <draw:page draw:name="page7" draw:style-name="dp2" draw:master-page-name="Default">
        <draw:custom-shape draw:style-name="gr21" draw:text-style-name="P10" draw:layer="layout" svg:width="2.678cm" svg:height="2.347cm" svg:x="6.215cm" svg:y="8.2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4.25cm" svg:y1="8.442cm" svg:x2="6.036cm" svg:y2="8.442cm">
          <text:p/>
        </draw:line>
        <draw:line draw:style-name="gr1" draw:text-style-name="P1" draw:layer="layout" svg:x1="4.25cm" svg:y1="9.024cm" svg:x2="6.036cm" svg:y2="9.024cm">
          <text:p/>
        </draw:line>
        <draw:line draw:style-name="gr1" draw:text-style-name="P1" draw:layer="layout" svg:x1="4.25cm" svg:y1="10.454cm" svg:x2="6.036cm" svg:y2="10.454cm">
          <text:p/>
        </draw:line>
        <draw:custom-shape draw:style-name="gr22" draw:text-style-name="P10" draw:layer="layout" svg:width="2.679cm" svg:height="2.347cm" svg:x="10.628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draw:layer="layout" svg:width="2.393cm" svg:height="2.347cm" svg:x="20.107cm" svg:y="8.2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0" draw:layer="layout" svg:width="0.178cm" svg:height="0.167cm" svg:x="18.607cm" svg:y="9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0.179cm" svg:height="0.167cm" svg:x="18.964cm" svg:y="9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0.178cm" svg:height="0.167cm" svg:x="19.322cm" svg:y="9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356cm" svg:height="0.336cm" svg:x="7.365cm" svg:y="9.2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8.715cm" svg:y="9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56cm" svg:height="0.336cm" svg:x="11.778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357cm" svg:height="0.336cm" svg:x="21.157cm" svg:y="9.2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6cm" svg:height="0.336cm" svg:x="6.036cm" svg:y="9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6cm" svg:height="0.336cm" svg:x="19.929cm" svg:y="9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6cm" svg:height="0.336cm" svg:x="22.35cm" svg:y="9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draw:layer="layout" svg:width="2.428cm" svg:height="2.347cm" svg:x="13.307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4cm" svg:height="0.336cm" svg:x="13.129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14.277cm" svg:y="9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5.585cm" svg:y="9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4.25cm" svg:y1="9.774cm" svg:x2="6.036cm" svg:y2="9.774cm">
          <text:p/>
        </draw:line>
        <draw:line draw:style-name="gr1" draw:text-style-name="P1" draw:layer="layout" svg:x1="23cm" svg:y1="8.512cm" svg:x2="24.786cm" svg:y2="8.512cm">
          <text:p/>
        </draw:line>
        <draw:line draw:style-name="gr1" draw:text-style-name="P1" draw:layer="layout" svg:x1="23cm" svg:y1="9.094cm" svg:x2="24.786cm" svg:y2="9.094cm">
          <text:p/>
        </draw:line>
        <draw:line draw:style-name="gr1" draw:text-style-name="P1" draw:layer="layout" svg:x1="23cm" svg:y1="10.524cm" svg:x2="24.786cm" svg:y2="10.524cm">
          <text:p/>
        </draw:line>
        <draw:line draw:style-name="gr1" draw:text-style-name="P1" draw:layer="layout" svg:x1="23cm" svg:y1="9.844cm" svg:x2="24.786cm" svg:y2="9.844cm">
          <text:p/>
        </draw:line>
        <draw:frame draw:style-name="gr3" draw:text-style-name="P3" draw:layer="layout" svg:width="2.75cm" svg:height="1.062cm" svg:x="1.25cm" svg:y="8.562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1.25cm" svg:height="0.962cm" svg:x="7cm" svg:y="8.312cm">
          <draw:text-box>
            <text:p text:style-name="P4"><text:span text:style-name="T1">T</text:span><text:span text:style-name="T2">1</text:span></text:p>
          </draw:text-box>
        </draw:frame>
        <draw:frame draw:style-name="gr4" draw:text-style-name="P5" draw:layer="layout" svg:width="2.75cm" svg:height="1cm" svg:x="1.5cm" svg:y="9.312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4.25cm" svg:y="8.562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5cm" svg:y="9.274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frame draw:style-name="gr5" draw:text-style-name="P5" draw:layer="layout" svg:width="1.25cm" svg:height="0.962cm" svg:x="11.485cm" svg:y="8.25cm">
          <draw:text-box>
            <text:p text:style-name="P4"><text:span text:style-name="T1">T</text:span><text:span text:style-name="T2">2</text:span></text:p>
          </draw:text-box>
        </draw:frame>
        <draw:frame draw:style-name="gr5" draw:text-style-name="P5" draw:layer="layout" svg:width="1.25cm" svg:height="0.962cm" svg:x="13.985cm" svg:y="8.25cm">
          <draw:text-box>
            <text:p text:style-name="P4"><text:span text:style-name="T1">T</text:span><text:span text:style-name="T2">3</text:span></text:p>
          </draw:text-box>
        </draw:frame>
        <draw:frame draw:style-name="gr5" draw:text-style-name="P5" draw:layer="layout" svg:width="1.25cm" svg:height="0.962cm" svg:x="20.75cm" svg:y="8.336cm">
          <draw:text-box>
            <text:p text:style-name="P4"><text:span text:style-name="T1">T</text:span><text:span text:style-name="T2">N</text:span></text:p>
          </draw:text-box>
        </draw:frame>
        <draw:frame draw:style-name="gr12" draw:text-style-name="P10" draw:layer="layout" svg:width="0.387cm" svg:height="0.784cm" svg:x="6.75cm" svg:y="9.02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2" draw:text-style-name="P10" draw:layer="layout" svg:width="0.387cm" svg:height="0.784cm" svg:x="11.098cm" svg:y="9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2" draw:text-style-name="P10" draw:layer="layout" svg:width="0.387cm" svg:height="0.784cm" svg:x="13.735cm" svg:y="9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2" draw:text-style-name="P10" draw:layer="layout" svg:width="0.387cm" svg:height="0.784cm" svg:x="20.363cm" svg:y="9.024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custom-shape draw:style-name="gr24" draw:text-style-name="P10" draw:layer="layout" svg:width="0.178cm" svg:height="0.167cm" svg:x="9.357cm" svg:y="9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0.179cm" svg:height="0.167cm" svg:x="9.714cm" svg:y="9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0.178cm" svg:height="0.167cm" svg:x="10.072cm" svg:y="9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.428cm" svg:height="2.347cm" svg:x="15.743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0.354cm" svg:height="0.336cm" svg:x="15.565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36cm" svg:height="0.334cm" svg:x="16.713cm" svg:y="9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357cm" svg:height="0.336cm" svg:x="18.021cm" svg:y="9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6.421cm" svg:y="8.25cm">
          <draw:text-box>
            <text:p text:style-name="P4"><text:span text:style-name="T1">T</text:span><text:span text:style-name="T2">4</text:span></text:p>
          </draw:text-box>
        </draw:frame>
        <draw:frame draw:style-name="gr12" draw:text-style-name="P10" draw:layer="layout" svg:width="0.387cm" svg:height="0.784cm" svg:x="16.171cm" svg:y="9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9" draw:text-style-name="P10" draw:layer="layout" svg:width="3.757cm" svg:height="2.266cm" svg:x="13.096cm" svg:y="1.89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9" draw:text-style-name="P10" draw:layer="layout" svg:width="5.187cm" svg:height="2.266cm" svg:x="5.25cm" svg:y="12.134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9" draw:text-style-name="P10" draw:layer="layout" svg:width="5.285cm" svg:height="2.266cm" svg:x="19.965cm" svg:y="12.05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9" draw:text-style-name="P10" draw:layer="layout" svg:width="10.642cm" svg:height="2.361cm" svg:x="2.25cm" svg:y="14.8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9" draw:text-style-name="P10" draw:layer="layout" svg:width="10.763cm" svg:height="2.361cm" svg:x="16.487cm" svg:y="14.8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9" draw:text-style-name="P10" draw:layer="layout" svg:width="8.596cm" svg:height="2.361cm" svg:x="10cm" svg:y="4.29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custom-shape draw:style-name="gr56" draw:text-style-name="P17" draw:layer="layout" svg:width="1.527cm" svg:height="2.55cm" svg:x="17.126cm" svg:y="4.2cm">
          <text:p/>
          <draw:enhanced-geometry svg:viewBox="0 0 21600 21600" draw:type="rectangle" draw:enhanced-path="M 0 0 L 21600 0 21600 21600 0 21600 0 0 Z N"/>
        </draw:custom-shape>
        <draw:frame draw:style-name="gr60" draw:text-style-name="P20" draw:layer="layout" svg:width="1.1cm" svg:height="0.725cm" svg:x="18.496cm" svg:y="3.907cm">
          <draw:text-box>
            <text:p text:style-name="P6"><text:span text:style-name="T20">b</text:span><text:span text:style-name="T21">p</text:span></text:p>
          </draw:text-box>
        </draw:frame>
        <draw:custom-shape draw:style-name="gr55" draw:text-style-name="P17" draw:layer="layout" svg:width="5.05cm" svg:height="2.5cm" svg:x="8.15cm" svg:y="14.7cm">
          <text:p/>
          <draw:enhanced-geometry svg:viewBox="0 0 21600 21600" draw:type="rectangle" draw:enhanced-path="M 0 0 L 21600 0 21600 21600 0 21600 0 0 Z N"/>
        </draw:custom-shape>
        <draw:frame draw:style-name="gr61" draw:text-style-name="P20" draw:layer="layout" svg:width="1.1cm" svg:height="0.725cm" svg:x="13cm" svg:y="14.5cm">
          <draw:text-box>
            <text:p text:style-name="P6"><text:span text:style-name="T20">b</text:span><text:span text:style-name="T21">p</text:span></text:p>
          </draw:text-box>
        </draw:frame>
        <draw:custom-shape draw:style-name="gr55" draw:text-style-name="P17" draw:layer="layout" svg:width="5.05cm" svg:height="2.5cm" svg:x="22.3cm" svg:y="14.7cm">
          <text:p/>
          <draw:enhanced-geometry svg:viewBox="0 0 21600 21600" draw:type="rectangle" draw:enhanced-path="M 0 0 L 21600 0 21600 21600 0 21600 0 0 Z N"/>
        </draw:custom-shape>
        <draw:frame draw:style-name="gr62" draw:text-style-name="P20" draw:layer="layout" svg:width="1.1cm" svg:height="0.725cm" svg:x="27.15cm" svg:y="14.5cm">
          <draw:text-box>
            <text:p text:style-name="P6"><text:span text:style-name="T20">b</text:span><text:span text:style-name="T21">p</text:span></text:p>
          </draw:text-box>
        </draw:frame>
        <draw:line draw:style-name="gr63" draw:text-style-name="P21" draw:layer="layout" svg:x1="7.5cm" svg:y1="10.75cm" svg:x2="7.5cm" svg:y2="11.5cm">
          <text:p/>
        </draw:line>
        <draw:line draw:style-name="gr63" draw:text-style-name="P21" draw:layer="layout" svg:x1="1.5cm" svg:y1="11.5cm" svg:x2="14cm" svg:y2="11.5cm">
          <text:p/>
        </draw:line>
        <draw:line draw:style-name="gr63" draw:text-style-name="P21" draw:layer="layout" svg:x1="14cm" svg:y1="11.5cm" svg:x2="14cm" svg:y2="18cm">
          <text:p/>
        </draw:line>
        <draw:line draw:style-name="gr64" draw:text-style-name="P1" draw:layer="layout" svg:x1="21.25cm" svg:y1="10.75cm" svg:x2="21.25cm" svg:y2="11.5cm">
          <text:p/>
        </draw:line>
        <draw:line draw:style-name="gr64" draw:text-style-name="P1" draw:layer="layout" svg:x1="28.25cm" svg:y1="11.5cm" svg:x2="16cm" svg:y2="11.5cm">
          <text:p/>
        </draw:line>
        <draw:line draw:style-name="gr64" draw:text-style-name="P1" draw:layer="layout" svg:x1="16cm" svg:y1="11.5cm" svg:x2="16cm" svg:y2="18cm">
          <text:p/>
        </draw:line>
        <draw:line draw:style-name="gr64" draw:text-style-name="P1" draw:layer="layout" svg:x1="14.5cm" svg:y1="8.25cm" svg:x2="14.5cm" svg:y2="7.25cm">
          <text:p/>
        </draw:line>
        <draw:line draw:style-name="gr64" draw:text-style-name="P1" draw:layer="layout" svg:x1="9.25cm" svg:y1="7.25cm" svg:x2="19.75cm" svg:y2="7.25cm">
          <text:p/>
        </draw:line>
        <draw:line draw:style-name="gr64" draw:text-style-name="P1" draw:layer="layout" svg:x1="9.25cm" svg:y1="7.25cm" svg:x2="9.25cm" svg:y2="1.5cm">
          <text:p/>
        </draw:line>
        <draw:line draw:style-name="gr64" draw:text-style-name="P1" draw:layer="layout" svg:x1="9.25cm" svg:y1="1.5cm" svg:x2="19.75cm" svg:y2="1.5cm">
          <text:p/>
        </draw:line>
        <draw:line draw:style-name="gr64" draw:text-style-name="P1" draw:layer="layout" svg:x1="19.75cm" svg:y1="1.5cm" svg:x2="19.75cm" svg:y2="7.25cm">
          <text:p/>
        </draw:line>
        <draw:line draw:style-name="gr63" draw:text-style-name="P21" draw:layer="layout" svg:x1="1.5cm" svg:y1="11.5cm" svg:x2="1.5cm" svg:y2="18cm">
          <text:p/>
        </draw:line>
        <draw:line draw:style-name="gr64" draw:text-style-name="P1" draw:layer="layout" svg:x1="28.25cm" svg:y1="11.5cm" svg:x2="28.25cm" svg:y2="18cm">
          <text:p/>
        </draw:line>
        <draw:line draw:style-name="gr64" draw:text-style-name="P1" draw:layer="layout" svg:x1="1.5cm" svg:y1="18cm" svg:x2="14cm" svg:y2="18cm">
          <text:p/>
        </draw:line>
        <draw:line draw:style-name="gr64" draw:text-style-name="P1" draw:layer="layout" svg:x1="16cm" svg:y1="18cm" svg:x2="28.25cm" svg:y2="18cm">
          <text:p/>
        </draw:line>
        <draw:custom-shape draw:style-name="gr26" draw:text-style-name="P15" draw:layer="layout" svg:width="0.357cm" svg:height="0.336cm" svg:x="10.493cm" svg:y="9.2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2" draw:master-page-name="Default">
        <draw:frame draw:style-name="gr9" draw:text-style-name="P10" draw:layer="layout" svg:width="7.292cm" svg:height="0.798cm" svg:x="8.5cm" svg:y="4.20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65" draw:text-style-name="P19" draw:layer="layout" svg:width="13.25cm" svg:height="2.015cm" svg:x="8.32cm" svg:y="1.823cm">
          <draw:text-box>
            <text:p text:style-name="P18"><text:span text:style-name="T19">Para facilitar a montagem dos vetores A e B na equação matricial Ax=B, convém rearranjar os termos da equação 9 da seguinte forma:</text:span></text:p>
          </draw:text-box>
        </draw:frame>
        <draw:frame draw:style-name="gr9" draw:text-style-name="P10" draw:layer="layout" svg:width="9.074cm" svg:height="0.798cm" svg:x="8.44cm" svg:y="8.64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66" draw:text-style-name="P19" draw:layer="layout" svg:width="13.25cm" svg:height="2.015cm" svg:x="8.5cm" svg:y="5.823cm">
          <draw:text-box>
            <text:p text:style-name="P18"><text:span text:style-name="T19">Mudando os indices locais (E, P, D) das variáveis phi, <text:s/>para indices globais (1, 2, n, … ,N) adequados ao sistema de equações, temos:</text:span></text:p>
          </draw:text-box>
        </draw:frame>
        <draw:frame draw:style-name="gr12" draw:text-style-name="P10" draw:layer="layout" svg:width="3.527cm" svg:height="0.47cm" svg:x="17.815cm" svg:y="15.981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2" draw:text-style-name="P10" draw:layer="layout" svg:width="13.193cm" svg:height="4.317cm" svg:x="8.75cm" svg:y="10.373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67" draw:text-style-name="P19" draw:layer="layout" svg:width="13.25cm" svg:height="2.015cm" svg:x="8.5cm" svg:y="15.5cm">
          <draw:text-box>
            <text:p text:style-name="P18"><text:span text:style-name="T19">Note que não existem os termos -a</text:span><text:span text:style-name="T22">E,1</text:span><text:span text:style-name="T19"> e nem -a</text:span><text:span text:style-name="T22">D,N</text:span><text:span text:style-name="T19">, pois eles estariam relacionados às variáveis </text:span><text:span text:style-name="T23">ϕ</text:span><text:span text:style-name="T24">0</text:span><text:span text:style-name="T25"> e </text:span><text:span text:style-name="T26">ϕ</text:span><text:span text:style-name="T24">N+1</text:span><text:span text:style-name="T25">, que</text:span><text:span text:style-name="T19"> não existem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3465a4" draw:end-color="#ff4000" draw:start-intensity="100%" draw:end-intensity="100%" draw:angle="90deg" draw:border="0%">
      <loext:gradient-stop svg:offset="0" loext:color-type="rgb" loext:color-value="#3465a4"/>
      <loext:gradient-stop svg:offset="1" loext:color-type="rgb" loext:color-value="#ff400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9T17:15:24.933224532</meta:creation-date>
    <dc:date>2025-12-26T18:53:38.913607986</dc:date>
    <meta:editing-duration>P1DT1H10M10S</meta:editing-duration>
    <meta:editing-cycles>144</meta:editing-cycles>
    <meta:generator>LibreOffice/24.2.7.2$Linux_X86_64 LibreOffice_project/420$Build-2</meta:generator>
    <meta:document-statistic meta:object-count="315"/>
  </office:meta>
</office:document-meta>
</file>

<file path=Object 1/content.xml><?xml version="1.0" encoding="utf-8"?>
<math xmlns="http://www.w3.org/1998/Math/MathML" display="block">
  <semantics>
    <mrow>
      <mrow>
        <mo stretchy="false">∇</mo>
        <mo stretchy="false">⋅</mo>
        <mrow>
          <mo fence="true" form="prefix" stretchy="false">(</mo>
          <mrow>
            <mrow>
              <mi>ρ</mi>
              <mn>.</mn>
              <msub>
                <mi>c</mi>
                <mi>p</mi>
              </msub>
              <mn>.</mn>
              <mover accent="true">
                <mi>U</mi>
                <mo stretchy="false">⃗</mo>
              </mover>
              <mn>.</mn>
              <mi>T</mi>
            </mrow>
          </mrow>
          <mo fence="true" form="postfix" stretchy="false">)</mo>
        </mrow>
      </mrow>
      <mo stretchy="false">=</mo>
      <mrow>
        <mrow>
          <mo stretchy="false">∇</mo>
          <mo stretchy="false">⋅</mo>
          <mrow>
            <mo fence="true" form="prefix" stretchy="false">(</mo>
            <mrow>
              <mrow>
                <mi>k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  <mo stretchy="false">+</mo>
        <msub>
          <mi>F</mi>
          <mi>ϕ</mi>
        </msub>
      </mrow>
    </mrow>
    <annotation encoding="StarMath 5.0">nabla cdot ( %rho . c_{p} . vec U.T) = nabla cdot (k vec nabla T) + F_{%phi} </annotation>
  </semantics>
</math>
</file>

<file path=Object 10/content.xml><?xml version="1.0" encoding="utf-8"?>
<math xmlns="http://www.w3.org/1998/Math/MathML" display="block">
  <semantics>
    <mrow>
      <mfrac>
        <mrow>
          <mi>T</mi>
          <mrow>
            <mrow>
              <mo fence="true" form="prefix" stretchy="false">(</mo>
              <mrow>
                <mi>x</mi>
              </mrow>
              <mo fence="true" form="postfix" stretchy="false">)</mo>
            </mrow>
            <mo stretchy="false">−</mo>
            <msub>
              <mi>T</mi>
              <mi>i</mi>
            </msub>
          </mrow>
        </mrow>
        <mrow>
          <msub>
            <mi>T</mi>
            <mi>o</mi>
          </msub>
          <mo stretchy="false">−</mo>
          <msub>
            <mi>T</mi>
            <mi>i</mi>
          </msub>
        </mrow>
      </mfrac>
      <mo stretchy="false">=</mo>
      <mfrac>
        <mrow>
          <msup>
            <mi>e</mi>
            <mrow>
              <mo fence="true" form="prefix" stretchy="false">(</mo>
              <mrow>
                <mfrac>
                  <mrow>
                    <mi>u</mi>
                    <mi>.</mi>
                    <mi>x</mi>
                  </mrow>
                  <mi>α</mi>
                </mfrac>
              </mrow>
              <mo fence="true" form="postfix" stretchy="false">)</mo>
            </mrow>
          </msup>
          <mo stretchy="false">−</mo>
          <mn>1</mn>
        </mrow>
        <mrow>
          <msup>
            <mi>e</mi>
            <mrow>
              <mo fence="true" form="prefix" stretchy="false">(</mo>
              <mrow>
                <mfrac>
                  <mrow>
                    <mi>u</mi>
                    <mi>.</mi>
                    <mi>L</mi>
                  </mrow>
                  <mi>α</mi>
                </mfrac>
              </mrow>
              <mo fence="true" form="postfix" stretchy="false">)</mo>
            </mrow>
          </msup>
          <mo stretchy="false">−</mo>
          <mn>1</mn>
        </mrow>
      </mfrac>
    </mrow>
    <annotation encoding="StarMath 5.0">{T(x)- T_{i} } over { T_{o}- T_{i}  } = { e^{( {u.x} over { %alpha })}-1 } over { e^{( {u.L} over { %alpha })}-1 }</annotation>
  </semantics>
</math>
</file>

<file path=Object 11/content.xml><?xml version="1.0" encoding="utf-8"?>
<math xmlns="http://www.w3.org/1998/Math/MathML" display="block">
  <semantics>
    <mrow>
      <mi>u</mi>
      <mn>.</mn>
      <mi>A</mi>
      <mrow>
        <mrow>
          <mrow>
            <mo fence="true" form="prefix" stretchy="false">(</mo>
            <mrow>
              <mfrac>
                <mrow>
                  <msub>
                    <mi>ϕ</mi>
                    <mi>D</mi>
                  </msub>
                  <mo stretchy="false">+</mo>
                  <msub>
                    <mi>ϕ</mi>
                    <mi>P</mi>
                  </msub>
                </mrow>
                <mn>2</mn>
              </mfrac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u</mi>
                <mn>.</mn>
                <mi>A</mi>
                <mn>.</mn>
                <msub>
                  <mi>T</mi>
                  <mi>i</mi>
                </msub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D</mi>
                          </msub>
                          <mo stretchy="false">−</mo>
                          <msub>
                            <mi>ϕ</mi>
                            <mi>P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  <mo stretchy="false">−</mo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P</mi>
                          </msub>
                          <mo stretchy="false">−</mo>
                          <msub>
                            <mi>T</mi>
                            <mi>i</mi>
                          </msub>
                        </mrow>
                        <mfrac>
                          <mi>d</mi>
                          <mn>2</mn>
                        </mfrac>
                      </mfrac>
                    </mrow>
                  </mrow>
                  <mo fence="true" form="postfix" stretchy="false">)</mo>
                </mrow>
              </mrow>
            </mrow>
            <mo fence="true" form="postfix" stretchy="false">]</mo>
          </mrow>
        </mrow>
        <mo stretchy="false">=</mo>
        <mfrac>
          <mrow>
            <mover accent="true">
              <mi>q</mi>
              <mo stretchy="false">˙</mo>
            </mover>
            <mn>.</mn>
            <mi>V</mi>
          </mrow>
          <mrow>
            <mi>ρ</mi>
            <mn>.</mn>
            <msub>
              <mi>c</mi>
              <mi>p</mi>
            </msub>
          </mrow>
        </mfrac>
      </mrow>
    </mrow>
    <annotation encoding="StarMath 5.0">u.A({%phi_{D} + %phi_{P}} over {2} ) - (u.A.T_{i})   - [( %alpha .A. {%phi_{D} - %phi_{P}} over {d}) - (%alpha .A. {%phi_{P} - T_{i} } over { {d} over {2} } )]   =  {dot q.V} over { %rho . c_{p} } </annotation>
  </semantics>
</math>
</file>

<file path=Object 12/content.xml><?xml version="1.0" encoding="utf-8"?>
<math xmlns="http://www.w3.org/1998/Math/MathML" display="block">
  <semantics>
    <mrow>
      <mover accent="true">
        <mi>q</mi>
        <mo stretchy="false">˙</mo>
      </mover>
      <mphantom>
        <mi mathvariant="normal">❑</mi>
      </mphantom>
      <mrow>
        <mo fence="true" form="prefix" stretchy="false">[</mo>
        <mrow>
          <mfrac>
            <mi>W</mi>
            <msup>
              <mi>m</mi>
              <mn>3</mn>
            </msup>
          </mfrac>
        </mrow>
        <mo fence="true" form="postfix" stretchy="false">]</mo>
      </mrow>
    </mrow>
    <annotation encoding="StarMath 5.0">dot q phantom {&lt;?&gt;} [{W} over {m^{3}}]</annotation>
  </semantics>
</math>
</file>

<file path=Object 13/content.xml><?xml version="1.0" encoding="utf-8"?>
<math xmlns="http://www.w3.org/1998/Math/MathML" display="block">
  <semantics>
    <mrow>
      <mrow>
        <msub>
          <mrow>
            <mrow>
              <mrow>
                <mo fence="true" form="prefix" stretchy="false">(</mo>
                <mrow>
                  <mrow>
                    <mi>u</mi>
                    <mn>.</mn>
                    <mi>A</mi>
                    <mn>.</mn>
                    <mi>ϕ</mi>
                  </mrow>
                </mrow>
                <mo fence="true" form="postfix" stretchy="false">)</mo>
              </mrow>
            </mrow>
            <mo fence="true" form="postfix" stretchy="true">|</mo>
          </mrow>
          <mi>d</mi>
        </msub>
        <mo stretchy="false">−</mo>
        <msub>
          <mrow>
            <mrow>
              <mrow>
                <mo fence="true" form="prefix" stretchy="false">(</mo>
                <mrow>
                  <mrow>
                    <mi>u</mi>
                    <mn>.</mn>
                    <mi>A</mi>
                    <mn>.</mn>
                    <mi>ϕ</mi>
                  </mrow>
                </mrow>
                <mo fence="true" form="postfix" stretchy="false">)</mo>
              </mrow>
            </mrow>
            <mo fence="true" form="postfix" stretchy="true">|</mo>
          </mrow>
          <mi>e</mi>
        </msub>
        <mo stretchy="false">−</mo>
        <mrow>
          <mo fence="true" form="prefix" stretchy="false">[</mo>
          <mrow>
            <mrow>
              <msub>
                <mrow>
                  <mrow>
                    <mrow>
                      <mo fence="true" form="prefix" stretchy="false">(</mo>
                      <mrow>
                        <mrow>
                          <mi>α</mi>
                          <mn>.</mn>
                          <mi>A</mi>
                          <mn>.</mn>
                          <mfrac>
                            <mrow>
                              <mo stretchy="false">∂</mo>
                              <mi>ϕ</mi>
                            </mrow>
                            <mrow>
                              <mo stretchy="false">∂</mo>
                              <mi>x</mi>
                            </mrow>
                          </mfrac>
                        </mrow>
                      </mrow>
                      <mo fence="true" form="postfix" stretchy="false">)</mo>
                    </mrow>
                  </mrow>
                  <mo fence="true" form="postfix" stretchy="true">|</mo>
                </mrow>
                <mi>d</mi>
              </msub>
              <mo stretchy="false">−</mo>
              <msub>
                <mrow>
                  <mrow>
                    <mrow>
                      <mo fence="true" form="prefix" stretchy="false">(</mo>
                      <mrow>
                        <mrow>
                          <mi>α</mi>
                          <mn>.</mn>
                          <mi>A</mi>
                          <mn>.</mn>
                          <mfrac>
                            <mrow>
                              <mo stretchy="false">∂</mo>
                              <mi>ϕ</mi>
                            </mrow>
                            <mrow>
                              <mo stretchy="false">∂</mo>
                              <mi>x</mi>
                            </mrow>
                          </mfrac>
                        </mrow>
                      </mrow>
                      <mo fence="true" form="postfix" stretchy="false">)</mo>
                    </mrow>
                  </mrow>
                  <mo fence="true" form="postfix" stretchy="true">|</mo>
                </mrow>
                <mi>e</mi>
              </msub>
            </mrow>
          </mrow>
          <mo fence="true" form="postfix" stretchy="false">]</mo>
        </mrow>
      </mrow>
      <mo stretchy="false">=</mo>
      <mfrac>
        <mrow>
          <mover accent="true">
            <mi>q</mi>
            <mo stretchy="false">˙</mo>
          </mover>
          <mn>.</mn>
          <mi>V</mi>
        </mrow>
        <mrow>
          <mi>ρ</mi>
          <mn>.</mn>
          <msub>
            <mi>c</mi>
            <mi>p</mi>
          </msub>
        </mrow>
      </mfrac>
    </mrow>
    <annotation encoding="StarMath 5.0"> evaluate {(u.A.%phi)} from{d} - evaluate {(u.A.%phi )} from{e}   - [evaluate {( %alpha .A. { partial %phi } over { partial x }  )} from {d}-evaluate {( %alpha .A. { partial %phi } over { partial x }  )} from {e}]   =  {dot q.V} over { %rho . c_{p} } </annotation>
  </semantics>
</math>
</file>

<file path=Object 14/content.xml><?xml version="1.0" encoding="utf-8"?>
<math xmlns="http://www.w3.org/1998/Math/MathML" display="block">
  <semantics>
    <mrow>
      <mfrac>
        <mi>u</mi>
        <mn>2</mn>
      </mfrac>
      <mrow>
        <mrow>
          <mrow>
            <mo fence="true" form="prefix" stretchy="false">(</mo>
            <mrow>
              <mrow>
                <msub>
                  <mi>ϕ</mi>
                  <mi>D</mi>
                </msub>
                <mo stretchy="false">+</mo>
                <msub>
                  <mi>ϕ</mi>
                  <mi>P</mi>
                </msub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frac>
                  <mi>α</mi>
                  <mi>d</mi>
                </mfrac>
                <mrow>
                  <mrow>
                    <mo fence="true" form="prefix" stretchy="false">(</mo>
                    <mrow>
                      <mrow>
                        <msub>
                          <mi>ϕ</mi>
                          <mi>D</mi>
                        </msub>
                        <mo stretchy="false">−</mo>
                        <msub>
                          <mi>ϕ</mi>
                          <mi>P</mi>
                        </msub>
                      </mrow>
                    </mrow>
                    <mo fence="true" form="postfix" stretchy="false">)</mo>
                  </mrow>
                  <mo stretchy="false">−</mo>
                  <mfrac>
                    <mrow>
                      <mn>2.</mn>
                      <mi>α</mi>
                    </mrow>
                    <mi>d</mi>
                  </mfrac>
                </mrow>
                <msub>
                  <mi>ϕ</mi>
                  <mi>P</mi>
                </msub>
              </mrow>
            </mrow>
            <mo fence="true" form="postfix" stretchy="false">]</mo>
          </mrow>
        </mrow>
        <mo stretchy="false">=</mo>
        <mrow>
          <mfrac>
            <mrow>
              <mover accent="true">
                <mi>q</mi>
                <mo stretchy="false">˙</mo>
              </mover>
              <mn>.</mn>
              <mi>V</mi>
            </mrow>
            <mrow>
              <mi>ρ</mi>
              <mn>.</mn>
              <msub>
                <mi>c</mi>
                <mi>p</mi>
              </msub>
              <mn>.</mn>
              <mi>A</mi>
            </mrow>
          </mfrac>
          <mo stretchy="false">+</mo>
          <mrow>
            <mo fence="true" form="prefix" stretchy="false">(</mo>
            <mrow>
              <mrow>
                <mi>u</mi>
                <mo stretchy="false">+</mo>
                <mfrac>
                  <mrow>
                    <mn>2.</mn>
                    <mi>α</mi>
                  </mrow>
                  <mi>d</mi>
                </mfrac>
              </mrow>
            </mrow>
            <mo fence="true" form="postfix" stretchy="false">)</mo>
          </mrow>
        </mrow>
      </mrow>
      <msub>
        <mi>T</mi>
        <mi>i</mi>
      </msub>
    </mrow>
    <annotation encoding="StarMath 5.0"> {u} over {2} (%phi_{D} + %phi_{P}) - [{%alpha} over {d} (%phi_{D} - %phi_{P}) - {2.%alpha} over {d} %phi_{P}]   =   {dot q.V} over { %rho . c_{p} . A }   + (u + {2.%alpha} over {d})T_{i}</annotation>
  </semantics>
</math>
</file>

<file path=Object 15/content.xml><?xml version="1.0" encoding="utf-8"?>
<math xmlns="http://www.w3.org/1998/Math/MathML" display="block">
  <semantics>
    <mrow>
      <msub>
        <mi>a</mi>
        <mi>P</mi>
      </msub>
      <mn>.</mn>
      <mrow>
        <msub>
          <mi>ϕ</mi>
          <mi>P</mi>
        </msub>
        <mo stretchy="false">=</mo>
        <msub>
          <mi>a</mi>
          <mi>D</mi>
        </msub>
      </mrow>
      <mn>.</mn>
      <mrow>
        <msub>
          <mi>ϕ</mi>
          <mi>D</mi>
        </msub>
        <mo stretchy="false">+</mo>
        <msub>
          <mi>a</mi>
          <mi>E</mi>
        </msub>
      </mrow>
      <mn>.</mn>
      <mrow>
        <msub>
          <mi>ϕ</mi>
          <mi>E</mi>
        </msub>
        <mo stretchy="false">+</mo>
        <msub>
          <mi>b</mi>
          <mi>P</mi>
        </msub>
      </mrow>
    </mrow>
    <annotation encoding="StarMath 5.0">a_{P} . %phi_{P} = a_{D} . %phi_{D} + a_{E} . %phi_{E} + b_{P}  </annotation>
  </semantics>
</math>
</file>

<file path=Object 16/content.xml><?xml version="1.0" encoding="utf-8"?>
<math xmlns="http://www.w3.org/1998/Math/MathML" display="block">
  <semantics>
    <mrow>
      <mo fence="true" form="prefix" stretchy="false">(</mo>
      <mrow>
        <mrow>
          <mi mathvariant="italic">para</mi>
          <mphantom>
            <mi mathvariant="normal">❑</mi>
          </mphantom>
          <mrow>
            <mover accent="true">
              <mi>q</mi>
              <mo stretchy="false">˙</mo>
            </mover>
            <mo stretchy="false">=</mo>
            <mn>0</mn>
          </mrow>
        </mrow>
      </mrow>
      <mo fence="true" form="postfix" stretchy="false">)</mo>
    </mrow>
    <annotation encoding="StarMath 5.0">(para phantom {&lt;?&gt;} dot q  = 0)</annotation>
  </semantics>
</math>
</file>

<file path=Object 17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u</mi>
              <mn>2</mn>
            </mfrac>
            <mo stretchy="false">+</mo>
            <mfrac>
              <mi>α</mi>
              <mi>d</mi>
            </mfrac>
            <mo stretchy="false">+</mo>
            <mfrac>
              <mrow>
                <mn>2.</mn>
                <mi>α</mi>
              </mrow>
              <mi>d</mi>
            </mfrac>
          </mrow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row>
              <mfrac>
                <mi>α</mi>
                <mi>d</mi>
              </mfrac>
              <mo stretchy="false">−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D</mi>
        </msub>
        <mo stretchy="false">+</mo>
        <mn>0.</mn>
      </mrow>
      <mrow>
        <msub>
          <mi>ϕ</mi>
          <mi>E</mi>
        </msub>
        <mo stretchy="false">+</mo>
        <mfrac>
          <mrow>
            <mover accent="true">
              <mi>q</mi>
              <mo stretchy="false">˙</mo>
            </mover>
            <mn>.</mn>
            <mi>d</mi>
          </mrow>
          <mrow>
            <mi>ρ</mi>
            <mn>.</mn>
            <msub>
              <mi>c</mi>
              <mi>p</mi>
            </msub>
          </mrow>
        </mfrac>
        <mo stretchy="false">+</mo>
        <mrow>
          <mo fence="true" form="prefix" stretchy="false">(</mo>
          <mrow>
            <mrow>
              <mi>u</mi>
              <mo stretchy="false">+</mo>
              <mfrac>
                <mrow>
                  <mn>2.</mn>
                  <mi>α</mi>
                </mrow>
                <mi>d</mi>
              </mfrac>
            </mrow>
          </mrow>
          <mo fence="true" form="postfix" stretchy="false">)</mo>
        </mrow>
      </mrow>
      <msub>
        <mi>T</mi>
        <mi>i</mi>
      </msub>
    </mrow>
    <annotation encoding="StarMath 5.0"> ({u} over {2} + {%alpha} over {d} + {2.%alpha} over {d}) %phi_{P} = ({%alpha} over {d} - {u} over {2}) %phi_{D} + 0.%phi_{E} +  {dot q.d} over { %rho . c_{p} } + (u + {2.%alpha} over {d})T_{i}</annotation>
  </semantics>
</math>
</file>

<file path=Object 18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α</mi>
              <mi>d</mi>
            </mfrac>
            <mo stretchy="false">+</mo>
            <mfrac>
              <mrow>
                <mn>2.</mn>
                <mi>α</mi>
              </mrow>
              <mi>d</mi>
            </mfrac>
            <mo stretchy="false">−</mo>
            <mfrac>
              <mi>u</mi>
              <mn>2</mn>
            </mfrac>
          </mrow>
        </mrow>
        <mo fence="true" form="postfix" stretchy="false">)</mo>
      </mrow>
      <mrow>
        <msub>
          <mi>ϕ</mi>
          <mi>P</mi>
        </msub>
        <mo stretchy="false">=</mo>
        <mn>0.</mn>
      </mrow>
      <mrow>
        <msub>
          <mi>ϕ</mi>
          <mi>D</mi>
        </msub>
        <mo stretchy="false">+</mo>
        <mrow>
          <mo fence="true" form="prefix" stretchy="false">(</mo>
          <mrow>
            <mrow>
              <mfrac>
                <mi>α</mi>
                <mi>d</mi>
              </mfrac>
              <mo stretchy="false">+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E</mi>
        </msub>
        <mo stretchy="false">+</mo>
        <mfrac>
          <mrow>
            <mover accent="true">
              <mi>q</mi>
              <mo stretchy="false">˙</mo>
            </mover>
            <mn>.</mn>
            <mi>d</mi>
          </mrow>
          <mrow>
            <mi>ρ</mi>
            <mn>.</mn>
            <msub>
              <mi>c</mi>
              <mi>p</mi>
            </msub>
          </mrow>
        </mfrac>
        <mo stretchy="false">+</mo>
        <mrow>
          <mo fence="true" form="prefix" stretchy="false">(</mo>
          <mrow>
            <mrow>
              <mfrac>
                <mrow>
                  <mn>2.</mn>
                  <mi>α</mi>
                </mrow>
                <mi>d</mi>
              </mfrac>
              <mo stretchy="false">−</mo>
              <mi>u</mi>
            </mrow>
          </mrow>
          <mo fence="true" form="postfix" stretchy="false">)</mo>
        </mrow>
      </mrow>
      <msub>
        <mi>T</mi>
        <mi>o</mi>
      </msub>
    </mrow>
    <annotation encoding="StarMath 5.0"> ({%alpha} over {d} + {2.%alpha} over {d} - {u} over {2}) %phi_{P} = 0. %phi_{D} + ({%alpha} over {d} + {u} over {2}) %phi_{E} +  {dot q.d} over { %rho . c_{p} } + ({2.%alpha} over {d} - u)T_{o}</annotation>
  </semantics>
</math>
</file>

<file path=Object 19/content.xml><?xml version="1.0" encoding="utf-8"?>
<math xmlns="http://www.w3.org/1998/Math/MathML" display="block">
  <semantics>
    <mrow>
      <mrow>
        <mo stretchy="false">−</mo>
        <msub>
          <mi>a</mi>
          <mrow>
            <mi>E</mi>
            <mi>,</mi>
            <mi>n</mi>
          </mrow>
        </msub>
      </mrow>
      <mi>.</mi>
      <mrow>
        <msub>
          <mi>ϕ</mi>
          <mrow>
            <mi>n</mi>
            <mo stretchy="false">−</mo>
            <mn>1</mn>
          </mrow>
        </msub>
        <mo stretchy="false">+</mo>
        <msub>
          <mi>a</mi>
          <mrow>
            <mi>P</mi>
            <mi>,</mi>
            <mi>n</mi>
          </mrow>
        </msub>
      </mrow>
      <mi>.</mi>
      <mrow>
        <msub>
          <mi>ϕ</mi>
          <mi>n</mi>
        </msub>
        <mo stretchy="false">−</mo>
        <msub>
          <mi>a</mi>
          <mrow>
            <mi>D</mi>
            <mi>,</mi>
            <mi>n</mi>
          </mrow>
        </msub>
      </mrow>
      <mi>.</mi>
      <mrow>
        <msub>
          <mi>ϕ</mi>
          <mrow>
            <mi>n</mi>
            <mo stretchy="false">+</mo>
            <mn>1</mn>
          </mrow>
        </msub>
        <mo stretchy="false">=</mo>
        <msub>
          <mi>b</mi>
          <mi>n</mi>
        </msub>
      </mrow>
    </mrow>
    <annotation encoding="StarMath 5.0">-a_{E,n} . %phi_{n-1} + a_{P,n} . %phi_{n} -a_{D,n} . %phi_{n+1} = b_{n}</annotation>
  </semantics>
</math>
</file>

<file path=Object 2/content.xml><?xml version="1.0" encoding="utf-8"?>
<math xmlns="http://www.w3.org/1998/Math/MathML" display="block">
  <semantics>
    <mrow>
      <mrow>
        <mrow>
          <mo stretchy="false">∇</mo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T</mi>
              </mrow>
            </mrow>
            <mo fence="true" form="postfix" stretchy="false">)</mo>
          </mrow>
        </mrow>
        <mo stretchy="false">=</mo>
        <mrow>
          <mrow>
            <mo stretchy="false">∇</mo>
            <mo stretchy="false">⋅</mo>
            <mrow>
              <mo fence="true" form="prefix" stretchy="false">(</mo>
              <mrow>
                <mrow>
                  <mi>α</mi>
                  <mover accent="true">
                    <mo stretchy="false">∇</mo>
                    <mo stretchy="false">⃗</mo>
                  </mover>
                  <mi>T</mi>
                </mrow>
              </mrow>
              <mo fence="true" form="postfix" stretchy="false">)</mo>
            </mrow>
          </mrow>
          <mo stretchy="false">+</mo>
          <mfrac>
            <mn>1</mn>
            <mrow>
              <mi>ρ</mi>
              <mn>.</mn>
              <msub>
                <mi>c</mi>
                <mi>p</mi>
              </msub>
            </mrow>
          </mfrac>
        </mrow>
      </mrow>
      <msub>
        <mi>F</mi>
        <mi>ϕ</mi>
      </msub>
    </mrow>
    <annotation encoding="StarMath 5.0">nabla cdot (vec U.T) = nabla cdot ( %alpha vec nabla T) + {1} over { %rho . c_{p} } F_{%phi} </annotation>
  </semantics>
</math>
</file>

<file path=Object 20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α</mi>
              <mi>d</mi>
            </mfrac>
            <mo stretchy="false">+</mo>
            <mfrac>
              <mi>α</mi>
              <mi>d</mi>
            </mfrac>
          </mrow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row>
              <mfrac>
                <mi>α</mi>
                <mi>d</mi>
              </mfrac>
              <mo stretchy="false">−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row>
              <mfrac>
                <mi>α</mi>
                <mi>d</mi>
              </mfrac>
              <mo stretchy="false">+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E</mi>
        </msub>
        <mo stretchy="false">+</mo>
        <mfrac>
          <mrow>
            <mover accent="true">
              <mi>q</mi>
              <mo stretchy="false">˙</mo>
            </mover>
            <mn>.</mn>
            <mi>d</mi>
          </mrow>
          <mrow>
            <mi>ρ</mi>
            <mn>.</mn>
            <msub>
              <mi>c</mi>
              <mi>p</mi>
            </msub>
          </mrow>
        </mfrac>
      </mrow>
    </mrow>
    <annotation encoding="StarMath 5.0"> ({%alpha} over {d} + {%alpha} over {d}) %phi_{P} = ({%alpha} over {d} - {u} over {2}) %phi_{D} + ({%alpha} over {d} + {u} over {2}) %phi_{E} +  {dot q.d} over { %rho . c_{p} }</annotation>
  </semantics>
</math>
</file>

<file path=Object 21/content.xml><?xml version="1.0" encoding="utf-8"?>
<math xmlns="http://www.w3.org/1998/Math/MathML" display="block">
  <semantics>
    <mrow>
      <mrow>
        <msub>
          <mi>b</mi>
          <mi>P</mi>
        </msub>
        <mo stretchy="false">=</mo>
        <mrow>
          <msub>
            <mi>F</mi>
            <mi>ϕ</mi>
          </msub>
          <mo stretchy="false">+</mo>
          <msub>
            <mi>c</mi>
            <mi>P</mi>
          </msub>
        </mrow>
      </mrow>
      <mn>.</mn>
      <msub>
        <mi>F</mi>
        <mi>P</mi>
      </msub>
    </mrow>
    <annotation encoding="StarMath 5.0">b_{P}  = F_{ %phi } + c_{P}.F_{P} </annotation>
  </semantics>
</math>
</file>

<file path=Object 22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i>α</mi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i>.</mi>
                <mi>d</mi>
              </mrow>
              <mrow>
                <mi>ρ</mi>
                <mi>.</mi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</mrow>
    </mrow>
    <annotation encoding="StarMath 5.0"> ( {{%alpha} over {d} + {%alpha} over {d}} underbrace { a_{P} } ) %phi_{P} = ( {{%alpha} over {d} - {u} over {2}} underbrace { a_{D} } ) %phi_{D} + ( {{%alpha} over {d} + {u} over {2}} underbrace { a_{E} } ) %phi_{E} + {dot q.d} over { %rho . c_{p} }  underbrace { F_{ %phi } }</annotation>
  </semantics>
</math>
</file>

<file path=Object 23/content.xml><?xml version="1.0" encoding="utf-8"?>
<math xmlns="http://www.w3.org/1998/Math/MathML" display="block">
  <semantics>
    <mrow>
      <msub>
        <mi>a</mi>
        <mi>P</mi>
      </msub>
      <mo stretchy="false">=</mo>
      <mrow>
        <msub>
          <mi>a</mi>
          <mi>D</mi>
        </msub>
        <mo stretchy="false">+</mo>
        <msub>
          <mi>a</mi>
          <mi>E</mi>
        </msub>
        <mo stretchy="false">+</mo>
        <msub>
          <mi>F</mi>
          <mi>P</mi>
        </msub>
      </mrow>
    </mrow>
    <annotation encoding="StarMath 5.0">a_{P} = a_{D} + a_{E} + F_{P}  </annotation>
  </semantics>
</math>
</file>

<file path=Object 24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u</mi>
                  <mn>2</mn>
                </mfrac>
                <mo stretchy="false">+</mo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under>
          <munder>
            <mn>0</mn>
            <mo stretchy="true">⏟</mo>
          </munder>
          <msub>
            <mi>a</mi>
            <mi>E</mi>
          </msub>
        </munder>
      </mrow>
      <mi>.</mi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i>.</mi>
                <mi>d</mi>
              </mrow>
              <mrow>
                <mi>ρ</mi>
                <mi>.</mi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  <mo stretchy="false">+</mo>
        <mrow>
          <mo fence="true" form="prefix" stretchy="false">(</mo>
          <mrow>
            <munder>
              <munder>
                <mrow>
                  <mi>u</mi>
                  <mo stretchy="false">+</mo>
                  <mfrac>
                    <mrow>
                      <mn>2.</mn>
                      <mi>α</mi>
                    </mrow>
                    <mi>d</mi>
                  </mfrac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i</mi>
      </msub>
    </mrow>
    <annotation encoding="StarMath 5.0"> ( {{u} over {2} + {%alpha} over {d} + {2.%alpha} over {d}} underbrace { a_{P}} ) %phi_{P} = ( {{%alpha} over {d} - {u} over {2}} underbrace { a_{D} } ) %phi_{D} + {0} underbrace { a_{E} }.%phi_{E} + {{dot q.d} over { %rho . c_{p} }} underbrace { F_{ %phi } }   + ( {u + {2.%alpha} over {d}} underbrace { F_{P} } )T_{i}</annotation>
  </semantics>
</math>
</file>

<file path=Object 25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  <mo stretchy="false">−</mo>
                <mfrac>
                  <mi>u</mi>
                  <mn>2</mn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under>
          <munder>
            <mn>0</mn>
            <mo stretchy="true">⏟</mo>
          </munder>
          <msub>
            <mi>a</mi>
            <mi>D</mi>
          </msub>
        </munder>
      </mrow>
      <mi>.</mi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i>.</mi>
                <mi>d</mi>
              </mrow>
              <mrow>
                <mi>ρ</mi>
                <mi>.</mi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  <mo stretchy="false">+</mo>
        <mrow>
          <mo fence="true" form="prefix" stretchy="false">(</mo>
          <mrow>
            <munder>
              <munder>
                <mrow>
                  <mfrac>
                    <mrow>
                      <mn>2.</mn>
                      <mi>α</mi>
                    </mrow>
                    <mi>d</mi>
                  </mfrac>
                  <mo stretchy="false">−</mo>
                  <mi>u</mi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o</mi>
      </msub>
    </mrow>
    <annotation encoding="StarMath 5.0"> ( {{%alpha} over {d} + {2.%alpha} over {d} - {u} over {2}} underbrace { a_{P} } ) %phi_{P} = {0} underbrace { a_{D} } . %phi_{D} + ( {{%alpha} over {d} + {u} over {2}} underbrace { a_{E} } ) %phi_{E} + {{dot q.d} over { %rho . c_{p} }} underbrace { F_{ %phi } } + ( {{2.%alpha} over {d} - u} underbrace { F_{P} } )T_{o}</annotation>
  </semantics>
</math>
</file>

<file path=Object 26/content.xml><?xml version="1.0" encoding="utf-8"?>
<math xmlns="http://www.w3.org/1998/Math/MathML" display="block">
  <semantics>
    <mrow>
      <mrow>
        <mo stretchy="false">−</mo>
        <msub>
          <mi>a</mi>
          <mi>E</mi>
        </msub>
      </mrow>
      <mi>.</mi>
      <mrow>
        <msub>
          <mi>ϕ</mi>
          <mi>E</mi>
        </msub>
        <mo stretchy="false">+</mo>
        <msub>
          <mi>a</mi>
          <mi>P</mi>
        </msub>
      </mrow>
      <mi>.</mi>
      <mrow>
        <msub>
          <mi>ϕ</mi>
          <mi>P</mi>
        </msub>
        <mo stretchy="false">−</mo>
        <msub>
          <mi>a</mi>
          <mi>D</mi>
        </msub>
      </mrow>
      <mi>.</mi>
      <mrow>
        <msub>
          <mi>ϕ</mi>
          <mi>D</mi>
        </msub>
        <mo stretchy="false">=</mo>
        <msub>
          <mi>b</mi>
          <mi>P</mi>
        </msub>
      </mrow>
    </mrow>
    <annotation encoding="StarMath 5.0">-a_{E} . %phi_{E} + a_{P} . %phi_{P} -a_{D} . %phi_{D} = b_{P}</annotation>
  </semantics>
</math>
</file>

<file path=Object 28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sub>
                  <mi>a</mi>
                  <mrow>
                    <mi>P</mi>
                    <mi>,</mi>
                    <mn>1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1</mn>
                    </mrow>
                  </msub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o stretchy="false">−</mo>
                  <msub>
                    <mi>a</mi>
                    <mrow>
                      <mi>E</mi>
                      <mi>,</mi>
                      <mn>2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2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2</mn>
                    </mrow>
                  </msub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n>3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3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3</mn>
                    </mrow>
                  </msub>
                </mrow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n>4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4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4</mn>
                    </mrow>
                  </msub>
                </mrow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n>5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5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5</mn>
                    </mrow>
                  </msub>
                </mrow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n>6</mn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n>6</mn>
                  </mrow>
                </msub>
              </mtd>
              <mtd>
                <mrow>
                  <mo stretchy="false">−</mo>
                  <msub>
                    <mi>a</mi>
                    <mrow>
                      <mi>D</mi>
                      <mi>,</mi>
                      <mn>6</mn>
                    </mrow>
                  </msub>
                </mrow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sub>
                    <mi>a</mi>
                    <mrow>
                      <mi>E</mi>
                      <mi>,</mi>
                      <mi>N</mi>
                    </mrow>
                  </msub>
                </mrow>
              </mtd>
              <mtd>
                <msub>
                  <mi>a</mi>
                  <mrow>
                    <mi>P</mi>
                    <mi>,</mi>
                    <mi>N</mi>
                  </mrow>
                </msub>
              </mtd>
            </mtr>
          </mtable>
        </mrow>
        <mo fence="true" form="postfix" stretchy="true">]</mo>
      </mrow>
      <mphantom>
        <mi mathvariant="normal">❑</mi>
      </mphantom>
      <mi>.</mi>
      <mphantom>
        <mi mathvariant="normal">❑</mi>
      </mphantom>
      <mrow>
        <mo fence="true" form="prefix" stretchy="true">[</mo>
        <mrow>
          <mtable>
            <mtr>
              <mtd>
                <msub>
                  <mi>ϕ</mi>
                  <mn>1</mn>
                </msub>
              </mtd>
            </mtr>
            <mtr>
              <mtd>
                <msub>
                  <mi>ϕ</mi>
                  <mn>2</mn>
                </msub>
              </mtd>
            </mtr>
            <mtr>
              <mtd>
                <msub>
                  <mi>ϕ</mi>
                  <mn>3</mn>
                </msub>
              </mtd>
            </mtr>
            <mtr>
              <mtd>
                <msub>
                  <mi>ϕ</mi>
                  <mn>4</mn>
                </msub>
              </mtd>
            </mtr>
            <mtr>
              <mtd>
                <msub>
                  <mi>ϕ</mi>
                  <mn>5</mn>
                </msub>
              </mtd>
            </mtr>
            <mtr>
              <mtd>
                <msub>
                  <mi>ϕ</mi>
                  <mn>6</mn>
                </msub>
              </mtd>
            </mtr>
            <mtr>
              <mtd>
                <msub>
                  <mi>ϕ</mi>
                  <mi>N</mi>
                </msub>
              </mtd>
            </mtr>
          </mtable>
        </mrow>
        <mo fence="true" form="postfix" stretchy="true">]</mo>
      </mrow>
      <mrow>
        <mphantom>
          <mi mathvariant="normal">❑</mi>
        </mphantom>
        <mo stretchy="false">=</mo>
        <mphantom>
          <mi mathvariant="normal">❑</mi>
        </mphantom>
      </mrow>
      <mrow>
        <mo fence="true" form="prefix" stretchy="true">[</mo>
        <mrow>
          <mtable>
            <mtr>
              <mtd>
                <msub>
                  <mi>b</mi>
                  <mn>1</mn>
                </msub>
              </mtd>
            </mtr>
            <mtr>
              <mtd>
                <msub>
                  <mi>b</mi>
                  <mn>2</mn>
                </msub>
              </mtd>
            </mtr>
            <mtr>
              <mtd>
                <msub>
                  <mi>b</mi>
                  <mn>3</mn>
                </msub>
              </mtd>
            </mtr>
            <mtr>
              <mtd>
                <msub>
                  <mi>b</mi>
                  <mn>4</mn>
                </msub>
              </mtd>
            </mtr>
            <mtr>
              <mtd>
                <msub>
                  <mi>b</mi>
                  <mn>5</mn>
                </msub>
              </mtd>
            </mtr>
            <mtr>
              <mtd>
                <msub>
                  <mi>b</mi>
                  <mn>6</mn>
                </msub>
              </mtd>
            </mtr>
            <mtr>
              <mtd>
                <msub>
                  <mi>b</mi>
                  <mi>N</mi>
                </msub>
              </mtd>
            </mtr>
          </mtable>
        </mrow>
        <mo fence="true" form="postfix" stretchy="true">]</mo>
      </mrow>
    </mrow>
    <annotation encoding="StarMath 5.0">left[matrix{ a_{P,1} #-a_{D,1}#0#0#0#0#0##-a_{E,2}#a_{P,2}#-a_{D,2}#0#0#0#0##0#-a_{E,3}#a_{P,3}#-a_{D,3}#0#0#0##0#0#-a_{E,4}#a_{P,4}#-a_{D,4}#0#0##0#0#0#-a_{E,5}#a_{P,5}#-a_{D,5}#0##0#0#0#0#-a_{E,6}#a_{P,6}#-a_{D,6}##0#0#0#0#0#-a_{E,N}#a_{P,N}}right] phantom {&lt;?&gt;} . phantom {&lt;?&gt;} left[matrix{  %phi _{1} ##%phi _{2}##%phi _{3}##%phi _{4}##%phi _{5}##%phi _{6}##%phi _{N}}right] phantom {&lt;?&gt;} = phantom {&lt;?&gt;} left[matrix{  b _{1} ##b _{2}##b _{3}##b _{4}##b _{5}##b _{6}##b _{N}}right]</annotation>
  </semantics>
</math>
</file>

<file path=Object 29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ϕ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ϕ</mi>
              </mrow>
            </mrow>
            <mo fence="true" form="postfix" stretchy="false">)</mo>
          </mrow>
        </mrow>
      </mrow>
      <mrow>
        <mi mathvariant="italic">dV</mi>
        <mo stretchy="false">=</mo>
        <mfrac>
          <mn>1</mn>
          <mrow>
            <mi>ρ</mi>
            <mn>.</mn>
            <msub>
              <mi>c</mi>
              <mi>p</mi>
            </msub>
          </mrow>
        </mfrac>
      </mrow>
      <mrow>
        <munder>
          <mo stretchy="false">∫</mo>
          <mi>V</mi>
        </munder>
        <mover accent="true">
          <mi>q</mi>
          <mo stretchy="false">˙</mo>
        </mover>
      </mrow>
      <mi mathvariant="italic">dV</mi>
    </mrow>
    <annotation encoding="StarMath 5.0">int from{V} nabla cdot (vec U.%phi) - nabla cdot ( %alpha vec nabla %phi) dV  = {1} over { %rho . c_{p} }int from{V} dot q  dV</annotation>
  </semantics>
</math>
</file>

<file path=Object 30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1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T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</mrow>
      <mrow>
        <mi mathvariant="italic">dV</mi>
        <mo stretchy="false">=</mo>
        <mfrac>
          <mn>1</mn>
          <mrow>
            <mi>ρ</mi>
            <mn>.</mn>
            <msub>
              <mi>c</mi>
              <mi>p</mi>
            </msub>
          </mrow>
        </mfrac>
      </mrow>
      <mrow>
        <munder>
          <mo stretchy="false">∫</mo>
          <mi>V</mi>
        </munder>
        <msub>
          <mi>F</mi>
          <mi>ϕ</mi>
        </msub>
      </mrow>
      <mi mathvariant="italic">dV</mi>
    </mrow>
    <annotation encoding="StarMath 5.0">int from{V} nabla cdot (vec U.T) - nabla cdot ( %alpha vec nabla T) dV  = {1} over { %rho . c_{p} }int from{V} F_{%phi} dV</annotation>
  </semantics>
</math>
</file>

<file path=Object 32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3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4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5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6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37/content.xml><?xml version="1.0" encoding="utf-8"?>
<math xmlns="http://www.w3.org/1998/Math/MathML" display="block">
  <semantics>
    <msub>
      <mi>F</mi>
      <mi>ϕ</mi>
    </msub>
    <annotation encoding="StarMath 5.0">F_{ %phi } </annotation>
  </semantics>
</math>
</file>

<file path=Object 38/content.xml><?xml version="1.0" encoding="utf-8"?>
<math xmlns="http://www.w3.org/1998/Math/MathML" display="block">
  <semantics>
    <mrow>
      <mover accent="true">
        <mi>q</mi>
        <mo stretchy="false">˙</mo>
      </mover>
      <mphantom>
        <mi mathvariant="normal">❑</mi>
      </mphantom>
      <mrow>
        <mo fence="true" form="prefix" stretchy="false">[</mo>
        <mrow>
          <mfrac>
            <mi>W</mi>
            <msup>
              <mi>m</mi>
              <mn>3</mn>
            </msup>
          </mfrac>
        </mrow>
        <mo fence="true" form="postfix" stretchy="false">]</mo>
      </mrow>
    </mrow>
    <annotation encoding="StarMath 5.0">dot q phantom {&lt;?&gt;} [{W} over {m^{3}}]</annotation>
  </semantics>
</math>
</file>

<file path=Object 4/content.xml><?xml version="1.0" encoding="utf-8"?>
<math xmlns="http://www.w3.org/1998/Math/MathML" display="block">
  <semantics>
    <mrow>
      <mrow>
        <mrow>
          <munder>
            <mo stretchy="false">∑</mo>
            <mi mathvariant="italic">faces</mi>
          </munder>
          <mrow>
            <mo fence="true" form="prefix" stretchy="false">(</mo>
            <mrow>
              <mrow>
                <mrow>
                  <mover accent="true">
                    <mi>U</mi>
                    <mo stretchy="false">⃗</mo>
                  </mover>
                  <mo stretchy="false">⋅</mo>
                  <mover accent="true">
                    <mi>n</mi>
                    <mo stretchy="false">^</mo>
                  </mover>
                </mrow>
                <mn>.</mn>
                <mi>A</mi>
                <mn>.</mn>
                <mi>ϕ</mi>
              </mrow>
            </mrow>
            <mo fence="true" form="postfix" stretchy="false">)</mo>
          </mrow>
        </mrow>
        <mo stretchy="false">−</mo>
        <mrow>
          <munder>
            <mo stretchy="false">∑</mo>
            <mi mathvariant="italic">faces</mi>
          </munder>
          <mrow>
            <mo fence="true" form="prefix" stretchy="false">(</mo>
            <mrow>
              <mrow>
                <mi>α</mi>
                <mn>.</mn>
                <mi>A</mi>
                <mn>.</mn>
                <mover accent="true">
                  <mo stretchy="false">∇</mo>
                  <mo stretchy="false">⃗</mo>
                </mover>
                <mrow>
                  <mi>ϕ</mi>
                  <mo stretchy="false">⋅</mo>
                  <mover accent="true">
                    <mi>n</mi>
                    <mo stretchy="false">^</mo>
                  </mover>
                </mrow>
              </mrow>
            </mrow>
            <mo fence="true" form="postfix" stretchy="false">)</mo>
          </mrow>
        </mrow>
      </mrow>
      <mo stretchy="false">=</mo>
      <mfrac>
        <mrow>
          <mover accent="true">
            <mi>q</mi>
            <mo stretchy="false">˙</mo>
          </mover>
          <mn>.</mn>
          <mi>V</mi>
        </mrow>
        <mrow>
          <mi>ρ</mi>
          <mn>.</mn>
          <msub>
            <mi>c</mi>
            <mi>p</mi>
          </msub>
        </mrow>
      </mfrac>
    </mrow>
    <annotation encoding="StarMath 5.0">sum from{faces} (vec U cdot hat n . A. %phi  )  - sum from{faces} ( %alpha .A.vec nabla %phi cdot hat n )  =  {dot q.V} over { %rho . c_{p} }</annotation>
  </semantics>
</math>
</file>

<file path=Object 49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5/content.xml><?xml version="1.0" encoding="utf-8"?>
<math xmlns="http://www.w3.org/1998/Math/MathML" display="block">
  <semantics>
    <mrow>
      <mrow>
        <msub>
          <mrow>
            <mrow>
              <mrow>
                <mo fence="true" form="prefix" stretchy="false">(</mo>
                <mrow>
                  <mrow>
                    <mi>u</mi>
                    <mn>.</mn>
                    <mi>A</mi>
                    <mn>.</mn>
                    <mi>ϕ</mi>
                  </mrow>
                </mrow>
                <mo fence="true" form="postfix" stretchy="false">)</mo>
              </mrow>
            </mrow>
            <mo fence="true" form="postfix" stretchy="true">|</mo>
          </mrow>
          <mi>d</mi>
        </msub>
        <mo stretchy="false">−</mo>
        <msub>
          <mrow>
            <mrow>
              <mrow>
                <mo fence="true" form="prefix" stretchy="false">(</mo>
                <mrow>
                  <mrow>
                    <mi>u</mi>
                    <mn>.</mn>
                    <mi>A</mi>
                    <mn>.</mn>
                    <mi>ϕ</mi>
                  </mrow>
                </mrow>
                <mo fence="true" form="postfix" stretchy="false">)</mo>
              </mrow>
            </mrow>
            <mo fence="true" form="postfix" stretchy="true">|</mo>
          </mrow>
          <mi>e</mi>
        </msub>
        <mo stretchy="false">−</mo>
        <mrow>
          <mo fence="true" form="prefix" stretchy="false">[</mo>
          <mrow>
            <mrow>
              <msub>
                <mrow>
                  <mrow>
                    <mrow>
                      <mo fence="true" form="prefix" stretchy="false">(</mo>
                      <mrow>
                        <mrow>
                          <mi>α</mi>
                          <mn>.</mn>
                          <mi>A</mi>
                          <mn>.</mn>
                          <mfrac>
                            <mrow>
                              <mo stretchy="false">∂</mo>
                              <mi>ϕ</mi>
                            </mrow>
                            <mrow>
                              <mo stretchy="false">∂</mo>
                              <mi>x</mi>
                            </mrow>
                          </mfrac>
                        </mrow>
                      </mrow>
                      <mo fence="true" form="postfix" stretchy="false">)</mo>
                    </mrow>
                  </mrow>
                  <mo fence="true" form="postfix" stretchy="true">|</mo>
                </mrow>
                <mi>d</mi>
              </msub>
              <mo stretchy="false">−</mo>
              <msub>
                <mrow>
                  <mrow>
                    <mrow>
                      <mo fence="true" form="prefix" stretchy="false">(</mo>
                      <mrow>
                        <mrow>
                          <mi>α</mi>
                          <mn>.</mn>
                          <mi>A</mi>
                          <mn>.</mn>
                          <mfrac>
                            <mrow>
                              <mo stretchy="false">∂</mo>
                              <mi>ϕ</mi>
                            </mrow>
                            <mrow>
                              <mo stretchy="false">∂</mo>
                              <mi>x</mi>
                            </mrow>
                          </mfrac>
                        </mrow>
                      </mrow>
                      <mo fence="true" form="postfix" stretchy="false">)</mo>
                    </mrow>
                  </mrow>
                  <mo fence="true" form="postfix" stretchy="true">|</mo>
                </mrow>
                <mi>e</mi>
              </msub>
            </mrow>
          </mrow>
          <mo fence="true" form="postfix" stretchy="false">]</mo>
        </mrow>
      </mrow>
      <mo stretchy="false">=</mo>
      <mfrac>
        <mrow>
          <mover accent="true">
            <mi>q</mi>
            <mo stretchy="false">˙</mo>
          </mover>
          <mn>.</mn>
          <mi>V</mi>
        </mrow>
        <mrow>
          <mi>ρ</mi>
          <mn>.</mn>
          <msub>
            <mi>c</mi>
            <mi>p</mi>
          </msub>
        </mrow>
      </mfrac>
    </mrow>
    <annotation encoding="StarMath 5.0"> evaluate {(u.A. %phi)} from{d} - evaluate {( u.A.%phi)} from{e}   - [evaluate {( %alpha .A. { partial %phi } over { partial x }  )} from {d}-evaluate {( %alpha .A. { partial %phi } over { partial x }  )} from {e}]  =   {dot q.V} over { %rho . c_{p} } </annotation>
  </semantics>
</math>
</file>

<file path=Object 50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51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52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53/content.xml><?xml version="1.0" encoding="utf-8"?>
<math xmlns="http://www.w3.org/1998/Math/MathML" display="block">
  <semantics>
    <mover accent="true">
      <mi>q</mi>
      <mo stretchy="false">˙</mo>
    </mover>
    <annotation encoding="StarMath 5.0">dot q </annotation>
  </semantics>
</math>
</file>

<file path=Object 54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i>α</mi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o stretchy="false">…</mo>
      </mrow>
    </mrow>
    <annotation encoding="StarMath 5.0"> ( {{%alpha} over {d} + {%alpha} over {d}} underbrace { a_{P} } ) %phi_{P} = dotslow </annotation>
  </semantics>
</math>
</file>

<file path=Object 55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u</mi>
                  <mn>2</mn>
                </mfrac>
                <mo stretchy="false">+</mo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o stretchy="false">…</mo>
      </mrow>
    </mrow>
    <annotation encoding="StarMath 5.0"> ( {{u} over {2} + {%alpha} over {d} + {2.%alpha} over {d}} underbrace { a_{P}} ) %phi_{P} = dotslow</annotation>
  </semantics>
</math>
</file>

<file path=Object 56/content.xml><?xml version="1.0" encoding="utf-8"?>
<math xmlns="http://www.w3.org/1998/Math/MathML" display="block">
  <semantics>
    <mrow>
      <mrow>
        <mo fence="true" form="prefix" stretchy="false">(</mo>
        <mrow>
          <munder>
            <munder>
              <mrow>
                <mfrac>
                  <mi>α</mi>
                  <mi>d</mi>
                </mfrac>
                <mo stretchy="false">+</mo>
                <mfrac>
                  <mrow>
                    <mn>2.</mn>
                    <mi>α</mi>
                  </mrow>
                  <mi>d</mi>
                </mfrac>
                <mo stretchy="false">−</mo>
                <mfrac>
                  <mi>u</mi>
                  <mn>2</mn>
                </mfrac>
              </mrow>
              <mo stretchy="true">⏟</mo>
            </munder>
            <msub>
              <mi>a</mi>
              <mi>P</mi>
            </msub>
          </munder>
        </mrow>
        <mo fence="true" form="postfix" stretchy="false">)</mo>
      </mrow>
      <mrow>
        <msub>
          <mi>ϕ</mi>
          <mi>P</mi>
        </msub>
        <mo stretchy="false">=</mo>
        <mo stretchy="false">…</mo>
      </mrow>
    </mrow>
    <annotation encoding="StarMath 5.0"> ( {{%alpha} over {d} + {2.%alpha} over {d} - {u} over {2}} underbrace { a_{P} } ) %phi_{P} = dotslow </annotation>
  </semantics>
</math>
</file>

<file path=Object 57/content.xml><?xml version="1.0" encoding="utf-8"?>
<math xmlns="http://www.w3.org/1998/Math/MathML" display="block">
  <semantics>
    <mrow>
      <mrow>
        <mo stretchy="false">…</mo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under>
          <munder>
            <mn>0</mn>
            <mo stretchy="true">⏟</mo>
          </munder>
          <msub>
            <mi>a</mi>
            <mi>E</mi>
          </msub>
        </munder>
      </mrow>
      <mi>.</mi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i>.</mi>
                <mi>d</mi>
              </mrow>
              <mrow>
                <mi>ρ</mi>
                <mi>.</mi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  <mo stretchy="false">+</mo>
        <mrow>
          <mo fence="true" form="prefix" stretchy="false">(</mo>
          <mrow>
            <munder>
              <munder>
                <mrow>
                  <mi>u</mi>
                  <mo stretchy="false">+</mo>
                  <mfrac>
                    <mrow>
                      <mn>2.</mn>
                      <mi>α</mi>
                    </mrow>
                    <mi>d</mi>
                  </mfrac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i</mi>
      </msub>
    </mrow>
    <annotation encoding="StarMath 5.0">dotslow = ( {{%alpha} over {d} - {u} over {2}} underbrace { a_{D} } ) %phi_{D} + {0} underbrace { a_{E} }.%phi_{E} + {{dot q.d} over { %rho . c_{p} }} underbrace { F_{ %phi } }   + ( {u + {2.%alpha} over {d}} underbrace { F_{P} } )T_{i}</annotation>
  </semantics>
</math>
</file>

<file path=Object 58/content.xml><?xml version="1.0" encoding="utf-8"?>
<math xmlns="http://www.w3.org/1998/Math/MathML" display="block">
  <semantics>
    <mrow>
      <mrow>
        <mo stretchy="false">…</mo>
        <mo stretchy="false">=</mo>
        <munder>
          <munder>
            <mn>0</mn>
            <mo stretchy="true">⏟</mo>
          </munder>
          <msub>
            <mi>a</mi>
            <mi>D</mi>
          </msub>
        </munder>
      </mrow>
      <mi>.</mi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i>.</mi>
                <mi>d</mi>
              </mrow>
              <mrow>
                <mi>ρ</mi>
                <mi>.</mi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  <mo stretchy="false">+</mo>
        <mrow>
          <mo fence="true" form="prefix" stretchy="false">(</mo>
          <mrow>
            <munder>
              <munder>
                <mrow>
                  <mfrac>
                    <mrow>
                      <mn>2.</mn>
                      <mi>α</mi>
                    </mrow>
                    <mi>d</mi>
                  </mfrac>
                  <mo stretchy="false">−</mo>
                  <mi>u</mi>
                </mrow>
                <mo stretchy="true">⏟</mo>
              </munder>
              <msub>
                <mi>F</mi>
                <mi>P</mi>
              </msub>
            </munder>
          </mrow>
          <mo fence="true" form="postfix" stretchy="false">)</mo>
        </mrow>
      </mrow>
      <msub>
        <mi>T</mi>
        <mi>o</mi>
      </msub>
    </mrow>
    <annotation encoding="StarMath 5.0">dotslow = {0} underbrace { a_{D} } . %phi_{D} + ( {{%alpha} over {d} + {u} over {2}} underbrace { a_{E} } ) %phi_{E} + {{dot q.d} over { %rho . c_{p} }} underbrace { F_{ %phi } } + ( {{2.%alpha} over {d} - u} underbrace { F_{P} } )T_{o}</annotation>
  </semantics>
</math>
</file>

<file path=Object 59/content.xml><?xml version="1.0" encoding="utf-8"?>
<math xmlns="http://www.w3.org/1998/Math/MathML" display="block">
  <semantics>
    <mrow>
      <mrow>
        <mo stretchy="false">…</mo>
        <mo stretchy="false">=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−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D</mi>
              </msub>
            </munder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under>
              <munder>
                <mrow>
                  <mfrac>
                    <mi>α</mi>
                    <mi>d</mi>
                  </mfrac>
                  <mo stretchy="false">+</mo>
                  <mfrac>
                    <mi>u</mi>
                    <mn>2</mn>
                  </mfrac>
                </mrow>
                <mo stretchy="true">⏟</mo>
              </munder>
              <msub>
                <mi>a</mi>
                <mi>E</mi>
              </msub>
            </munder>
          </mrow>
          <mo fence="true" form="postfix" stretchy="false">)</mo>
        </mrow>
      </mrow>
      <mrow>
        <msub>
          <mi>ϕ</mi>
          <mi>E</mi>
        </msub>
        <mo stretchy="false">+</mo>
        <munder>
          <munder>
            <mfrac>
              <mrow>
                <mover accent="true">
                  <mi>q</mi>
                  <mo stretchy="false">˙</mo>
                </mover>
                <mi>.</mi>
                <mi>d</mi>
              </mrow>
              <mrow>
                <mi>ρ</mi>
                <mi>.</mi>
                <msub>
                  <mi>c</mi>
                  <mi>p</mi>
                </msub>
              </mrow>
            </mfrac>
            <mo stretchy="true">⏟</mo>
          </munder>
          <msub>
            <mi>F</mi>
            <mi>ϕ</mi>
          </msub>
        </munder>
      </mrow>
    </mrow>
    <annotation encoding="StarMath 5.0">dotslow  = ( {{%alpha} over {d} - {u} over {2}} underbrace { a_{D} } ) %phi_{D} + ( {{%alpha} over {d} + {u} over {2}} underbrace { a_{E} } ) %phi_{E} + {dot q.d} over { %rho . c_{p} }  underbrace { F_{ %phi } }</annotation>
  </semantics>
</math>
</file>

<file path=Object 6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u</mi>
              <mn>.</mn>
              <mi>A</mi>
              <mfrac>
                <mrow>
                  <msub>
                    <mi>ϕ</mi>
                    <mi>D</mi>
                  </msub>
                  <mo stretchy="false">+</mo>
                  <msub>
                    <mi>ϕ</mi>
                    <mi>P</mi>
                  </msub>
                </mrow>
                <mn>2</mn>
              </mfrac>
            </mrow>
          </mrow>
          <mo fence="true" form="postfix" stretchy="false">)</mo>
        </mrow>
        <mo stretchy="false">−</mo>
        <mrow>
          <mo fence="true" form="prefix" stretchy="false">(</mo>
          <mrow>
            <mrow>
              <mi>u</mi>
              <mn>.</mn>
              <mi>A</mi>
              <mfrac>
                <mrow>
                  <msub>
                    <mi>ϕ</mi>
                    <mi>P</mi>
                  </msub>
                  <mo stretchy="false">+</mo>
                  <msub>
                    <mi>ϕ</mi>
                    <mi>E</mi>
                  </msub>
                </mrow>
                <mn>2</mn>
              </mfrac>
            </mrow>
          </mrow>
          <mo fence="true" form="postfix" stretchy="false">)</mo>
        </mrow>
        <mo stretchy="false">−</mo>
        <mrow>
          <mo fence="true" form="prefix" stretchy="false">[</mo>
          <mrow>
            <mrow>
              <mrow>
                <mo fence="true" form="prefix" stretchy="false">(</mo>
                <mrow>
                  <mrow>
                    <mi>α</mi>
                    <mn>.</mn>
                    <mi>A</mi>
                    <mn>.</mn>
                    <mfrac>
                      <mrow>
                        <msub>
                          <mi>ϕ</mi>
                          <mi>D</mi>
                        </msub>
                        <mo stretchy="false">−</mo>
                        <msub>
                          <mi>ϕ</mi>
                          <mi>P</mi>
                        </msub>
                      </mrow>
                      <mi>d</mi>
                    </mfrac>
                  </mrow>
                </mrow>
                <mo fence="true" form="postfix" stretchy="false">)</mo>
              </mrow>
              <mo stretchy="false">−</mo>
              <mrow>
                <mo fence="true" form="prefix" stretchy="false">(</mo>
                <mrow>
                  <mrow>
                    <mi>α</mi>
                    <mn>.</mn>
                    <mi>A</mi>
                    <mn>.</mn>
                    <mfrac>
                      <mrow>
                        <msub>
                          <mi>ϕ</mi>
                          <mi>P</mi>
                        </msub>
                        <mo stretchy="false">−</mo>
                        <msub>
                          <mi>ϕ</mi>
                          <mi>E</mi>
                        </msub>
                      </mrow>
                      <mi>d</mi>
                    </mfrac>
                  </mrow>
                </mrow>
                <mo fence="true" form="postfix" stretchy="false">)</mo>
              </mrow>
            </mrow>
          </mrow>
          <mo fence="true" form="postfix" stretchy="false">]</mo>
        </mrow>
      </mrow>
      <mo stretchy="false">=</mo>
      <mfrac>
        <mrow>
          <mover accent="true">
            <mi>q</mi>
            <mo stretchy="false">˙</mo>
          </mover>
          <mn>.</mn>
          <mi>V</mi>
        </mrow>
        <mrow>
          <mi>ρ</mi>
          <mn>.</mn>
          <msub>
            <mi>c</mi>
            <mi>p</mi>
          </msub>
        </mrow>
      </mfrac>
    </mrow>
    <annotation encoding="StarMath 5.0">(u.A{%phi_{D} + %phi_{P}} over {2} ) - (u.A{%phi_{P} + %phi_{E}} over {2} )   - [( %alpha .A. {%phi_{D} - %phi_{P}} over {d}) - (  %alpha .A. {%phi_{P} - %phi_{E}} over {d} )]   = {dot q.V} over { %rho . c_{p} } </annotation>
  </semantics>
</math>
</file>

<file path=Object 7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8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9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T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</mrow>
      <mrow>
        <mi mathvariant="italic">dV</mi>
        <mo stretchy="false">=</mo>
        <mfrac>
          <mn>1</mn>
          <mrow>
            <mi>ρ</mi>
            <mn>.</mn>
            <msub>
              <mi>c</mi>
              <mi>p</mi>
            </msub>
          </mrow>
        </mfrac>
      </mrow>
      <mrow>
        <munder>
          <mo stretchy="false">∫</mo>
          <mi>V</mi>
        </munder>
        <msub>
          <mi>F</mi>
          <mi>ϕ</mi>
        </msub>
      </mrow>
      <mi mathvariant="italic">dV</mi>
    </mrow>
    <annotation encoding="StarMath 5.0">int from{V} nabla cdot (vec U.T) - nabla cdot ( %alpha vec nabla T) dV  = {1} over { %rho . c_{p} }int from{V} F_{%phi} dV</annotation>
  </semantics>
</math>
</file>